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9800000074D55116A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pitch="variable"/>
    <style:font-face style:name="Cambria" svg:font-family="Cambria" style:font-pitch="variable"/>
    <style:font-face style:name="Cascadia Mono SemiBold" svg:font-family="'Cascadia Mono SemiBold'" style:font-family-generic="modern" style:font-pitch="fixed"/>
    <style:font-face style:name="Consolas" svg:font-family="Consolas" style:font-family-generic="modern" style:font-pitch="fixed"/>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Lucida Grande" svg:font-family="'Lucida Grande'" style:font-pitch="variable"/>
    <style:font-face style:name="Lucida Sans"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1" style:family="table">
      <style:table-properties style:width="15.545cm" table:align="left" style:writing-mode="lr-tb"/>
    </style:style>
    <style:style style:name="Tabla1.A" style:family="table-column">
      <style:table-column-properties style:column-width="15.545cm"/>
    </style:style>
    <style:style style:name="Tabla1.1" style:family="table-row">
      <style:table-row-properties style:min-row-height="1.159cm" fo:keep-together="auto"/>
    </style:style>
    <style:style style:name="Tabla1.A1" style:family="table-cell">
      <style:table-cell-properties style:vertical-align="top" fo:padding-left="0.123cm" fo:padding-right="0.123cm" fo:padding-top="0cm" fo:padding-bottom="0cm" fo:border="0.5pt solid #c0c0c0" style:writing-mode="lr-tb"/>
    </style:style>
    <style:style style:name="Tabla2" style:family="table">
      <style:table-properties style:width="15.545cm" table:align="left" style:writing-mode="lr-tb"/>
    </style:style>
    <style:style style:name="Tabla2.A" style:family="table-column">
      <style:table-column-properties style:column-width="15.545cm"/>
    </style:style>
    <style:style style:name="Tabla2.1" style:family="table-row">
      <style:table-row-properties style:min-row-height="5.468cm" fo:keep-together="auto"/>
    </style:style>
    <style:style style:name="Tabla2.A1" style:family="table-cell">
      <style:table-cell-properties style:vertical-align="top" fo:padding-left="0.123cm" fo:padding-right="0.123cm" fo:padding-top="0cm" fo:padding-bottom="0cm" fo:border="0.5pt solid #c0c0c0" style:writing-mode="lr-tb"/>
    </style:style>
    <style:style style:name="Tabla3" style:family="table">
      <style:table-properties style:width="16.215cm" table:align="margins" style:writing-mode="lr-tb"/>
    </style:style>
    <style:style style:name="Tabla3.A" style:family="table-column">
      <style:table-column-properties style:column-width="3.082cm" style:rel-column-width="12454*"/>
    </style:style>
    <style:style style:name="Tabla3.B" style:family="table-column">
      <style:table-column-properties style:column-width="13.134cm" style:rel-column-width="53081*"/>
    </style:style>
    <style:style style:name="Tabla3.1" style:family="table-row">
      <style:table-row-properties style:min-row-height="1.337cm" fo:keep-together="auto"/>
    </style:style>
    <style:style style:name="Tabla3.A1" style:family="table-cell">
      <style:table-cell-properties style:vertical-align="top" fo:background-color="#daeef3" fo:padding-left="0.123cm" fo:padding-right="0.123cm" fo:padding-top="0cm" fo:padding-bottom="0cm" fo:border="0.5pt solid #c0c0c0" style:writing-mode="lr-tb">
        <style:background-image/>
      </style:table-cell-properties>
    </style:style>
    <style:style style:name="Tabla3.2" style:family="table-row">
      <style:table-row-properties style:min-row-height="1.034cm" fo:keep-together="auto"/>
    </style:style>
    <style:style style:name="Tabla3.A2"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a3.B2" style:family="table-cell">
      <style:table-cell-properties style:vertical-align="top" fo:padding-left="0.123cm" fo:padding-right="0.123cm" fo:padding-top="0cm" fo:padding-bottom="0cm" fo:border="0.5pt solid #c0c0c0" style:writing-mode="lr-tb"/>
    </style:style>
    <style:style style:name="Tabla4" style:family="table">
      <style:table-properties style:width="16.217cm" table:align="left" style:writing-mode="lr-tb"/>
    </style:style>
    <style:style style:name="Tabla4.A" style:family="table-column">
      <style:table-column-properties style:column-width="16.217cm"/>
    </style:style>
    <style:style style:name="Tabla4.1" style:family="table-row">
      <style:table-row-properties style:min-row-height="8.038cm" fo:keep-together="auto"/>
    </style:style>
    <style:style style:name="Tabla4.A1" style:family="table-cell">
      <style:table-cell-properties style:vertical-align="top" fo:padding-left="0.123cm" fo:padding-right="0.123cm" fo:padding-top="0cm" fo:padding-bottom="0cm" fo:border="0.5pt solid #c0c0c0" style:writing-mode="lr-tb"/>
    </style:style>
    <style:style style:name="Tabla5" style:family="table">
      <style:table-properties style:width="16.217cm" table:align="left" style:writing-mode="lr-tb"/>
    </style:style>
    <style:style style:name="Tabla5.A" style:family="table-column">
      <style:table-column-properties style:column-width="16.217cm"/>
    </style:style>
    <style:style style:name="Tabla5.1" style:family="table-row">
      <style:table-row-properties style:min-row-height="8.038cm" fo:keep-together="auto"/>
    </style:style>
    <style:style style:name="Tabla5.A1" style:family="table-cell">
      <style:table-cell-properties style:vertical-align="top" fo:padding-left="0.123cm" fo:padding-right="0.123cm" fo:padding-top="0cm" fo:padding-bottom="0cm" fo:border="0.5pt solid #c0c0c0" style:writing-mode="lr-tb"/>
    </style:style>
    <style:style style:name="Tabla6" style:family="table">
      <style:table-properties style:width="16.217cm" table:align="left" style:writing-mode="lr-tb"/>
    </style:style>
    <style:style style:name="Tabla6.A" style:family="table-column">
      <style:table-column-properties style:column-width="16.217cm"/>
    </style:style>
    <style:style style:name="Tabla6.1" style:family="table-row">
      <style:table-row-properties style:min-row-height="8.038cm" fo:keep-together="auto"/>
    </style:style>
    <style:style style:name="Tabla6.A1" style:family="table-cell">
      <style:table-cell-properties style:vertical-align="top" fo:padding-left="0.123cm" fo:padding-right="0.123cm" fo:padding-top="0cm" fo:padding-bottom="0cm" fo:border="0.5pt solid #c0c0c0" style:writing-mode="lr-tb"/>
    </style:style>
    <style:style style:name="Tabla7" style:family="table">
      <style:table-properties style:width="16.217cm" table:align="left" style:writing-mode="lr-tb"/>
    </style:style>
    <style:style style:name="Tabla7.A" style:family="table-column">
      <style:table-column-properties style:column-width="16.217cm"/>
    </style:style>
    <style:style style:name="Tabla7.1" style:family="table-row">
      <style:table-row-properties style:min-row-height="8.038cm" fo:keep-together="auto"/>
    </style:style>
    <style:style style:name="Tabla7.A1" style:family="table-cell">
      <style:table-cell-properties style:vertical-align="top" fo:padding-left="0.123cm" fo:padding-right="0.123cm" fo:padding-top="0cm" fo:padding-bottom="0cm" fo:border="0.5pt solid #c0c0c0" style:writing-mode="lr-tb"/>
    </style:style>
    <style:style style:name="Tabla8" style:family="table">
      <style:table-properties style:width="16.217cm" table:align="left" style:writing-mode="lr-tb"/>
    </style:style>
    <style:style style:name="Tabla8.A" style:family="table-column">
      <style:table-column-properties style:column-width="16.217cm"/>
    </style:style>
    <style:style style:name="Tabla8.1" style:family="table-row">
      <style:table-row-properties style:min-row-height="7.04cm" fo:keep-together="auto"/>
    </style:style>
    <style:style style:name="Tabla8.A1" style:family="table-cell">
      <style:table-cell-properties style:vertical-align="top" fo:padding-left="0.123cm" fo:padding-right="0.123cm" fo:padding-top="0cm" fo:padding-bottom="0cm" fo:border="0.5pt solid #c0c0c0" style:writing-mode="lr-tb"/>
    </style:style>
    <style:style style:name="Tabla9" style:family="table">
      <style:table-properties style:width="15.882cm" table:align="left" style:writing-mode="lr-tb"/>
    </style:style>
    <style:style style:name="Tabla9.A" style:family="table-column">
      <style:table-column-properties style:column-width="15.882cm"/>
    </style:style>
    <style:style style:name="Tabla9.1" style:family="table-row">
      <style:table-row-properties style:min-row-height="6.327cm" fo:keep-together="auto"/>
    </style:style>
    <style:style style:name="Tabla9.A1" style:family="table-cell">
      <style:table-cell-properties style:vertical-align="top" fo:padding-left="0.123cm" fo:padding-right="0.123cm" fo:padding-top="0cm" fo:padding-bottom="0cm" fo:border="0.5pt solid #c0c0c0" style:writing-mode="lr-tb"/>
    </style:style>
    <style:style style:name="Tabla10" style:family="table">
      <style:table-properties style:width="15.882cm" table:align="left" style:writing-mode="lr-tb"/>
    </style:style>
    <style:style style:name="Tabla10.A" style:family="table-column">
      <style:table-column-properties style:column-width="15.882cm"/>
    </style:style>
    <style:style style:name="Tabla10.1" style:family="table-row">
      <style:table-row-properties style:min-row-height="6.327cm" fo:keep-together="auto"/>
    </style:style>
    <style:style style:name="Tabla10.A1" style:family="table-cell">
      <style:table-cell-properties style:vertical-align="top" fo:padding-left="0.123cm" fo:padding-right="0.123cm" fo:padding-top="0cm" fo:padding-bottom="0cm" fo:border="0.5pt solid #c0c0c0" style:writing-mode="lr-tb"/>
    </style:style>
    <style:style style:name="Tabla11" style:family="table">
      <style:table-properties style:width="15.882cm" table:align="left" style:writing-mode="lr-tb"/>
    </style:style>
    <style:style style:name="Tabla11.A" style:family="table-column">
      <style:table-column-properties style:column-width="15.882cm"/>
    </style:style>
    <style:style style:name="Tabla11.1" style:family="table-row">
      <style:table-row-properties style:min-row-height="6.327cm" fo:keep-together="auto"/>
    </style:style>
    <style:style style:name="Tabla11.A1" style:family="table-cell">
      <style:table-cell-properties style:vertical-align="top" fo:padding-left="0.123cm" fo:padding-right="0.123cm" fo:padding-top="0cm" fo:padding-bottom="0cm" fo:border="0.5pt solid #c0c0c0" style:writing-mode="lr-tb"/>
    </style:style>
    <style:style style:name="Tabla12" style:family="table">
      <style:table-properties style:width="15.882cm" table:align="left" style:writing-mode="lr-tb"/>
    </style:style>
    <style:style style:name="Tabla12.A" style:family="table-column">
      <style:table-column-properties style:column-width="15.882cm"/>
    </style:style>
    <style:style style:name="Tabla12.1" style:family="table-row">
      <style:table-row-properties style:min-row-height="6.327cm" fo:keep-together="auto"/>
    </style:style>
    <style:style style:name="Tabla12.A1" style:family="table-cell">
      <style:table-cell-properties style:vertical-align="top" fo:padding-left="0.123cm" fo:padding-right="0.123cm" fo:padding-top="0cm" fo:padding-bottom="0cm" fo:border="0.5pt solid #c0c0c0" style:writing-mode="lr-tb"/>
    </style:style>
    <style:style style:name="Tabla13" style:family="table">
      <style:table-properties style:width="15.882cm" table:align="left" style:writing-mode="lr-tb"/>
    </style:style>
    <style:style style:name="Tabla13.A" style:family="table-column">
      <style:table-column-properties style:column-width="15.882cm"/>
    </style:style>
    <style:style style:name="Tabla13.1" style:family="table-row">
      <style:table-row-properties style:min-row-height="6.327cm" fo:keep-together="auto"/>
    </style:style>
    <style:style style:name="Tabla13.A1" style:family="table-cell">
      <style:table-cell-properties style:vertical-align="top" fo:padding-left="0.123cm" fo:padding-right="0.123cm" fo:padding-top="0cm" fo:padding-bottom="0cm" fo:border="0.5pt solid #c0c0c0" style:writing-mode="lr-tb"/>
    </style:style>
    <style:style style:name="Tabla14" style:family="table">
      <style:table-properties style:width="15.882cm" table:align="left" style:writing-mode="lr-tb"/>
    </style:style>
    <style:style style:name="Tabla14.A" style:family="table-column">
      <style:table-column-properties style:column-width="15.882cm"/>
    </style:style>
    <style:style style:name="Tabla14.1" style:family="table-row">
      <style:table-row-properties style:min-row-height="6.327cm" fo:keep-together="auto"/>
    </style:style>
    <style:style style:name="Tabla14.A1" style:family="table-cell">
      <style:table-cell-properties style:vertical-align="top" fo:padding-left="0.123cm" fo:padding-right="0.123cm" fo:padding-top="0cm" fo:padding-bottom="0cm" fo:border="0.5pt solid #c0c0c0" style:writing-mode="lr-tb"/>
    </style:style>
    <style:style style:name="Tabla15" style:family="table">
      <style:table-properties style:width="15.882cm" table:align="left" style:writing-mode="lr-tb"/>
    </style:style>
    <style:style style:name="Tabla15.A" style:family="table-column">
      <style:table-column-properties style:column-width="15.882cm"/>
    </style:style>
    <style:style style:name="Tabla15.1" style:family="table-row">
      <style:table-row-properties style:min-row-height="6.327cm" fo:keep-together="auto"/>
    </style:style>
    <style:style style:name="Tabla15.A1" style:family="table-cell">
      <style:table-cell-properties style:vertical-align="top" fo:padding-left="0.123cm" fo:padding-right="0.123cm" fo:padding-top="0cm" fo:padding-bottom="0cm" fo:border="0.5pt solid #c0c0c0" style:writing-mode="lr-tb"/>
    </style:style>
    <style:style style:name="Tabla16" style:family="table">
      <style:table-properties style:width="15.882cm" table:align="left" style:writing-mode="lr-tb"/>
    </style:style>
    <style:style style:name="Tabla16.A" style:family="table-column">
      <style:table-column-properties style:column-width="15.882cm"/>
    </style:style>
    <style:style style:name="Tabla16.1" style:family="table-row">
      <style:table-row-properties style:min-row-height="6.327cm" fo:keep-together="auto"/>
    </style:style>
    <style:style style:name="Tabla16.A1" style:family="table-cell">
      <style:table-cell-properties style:vertical-align="top" fo:padding-left="0.123cm" fo:padding-right="0.123cm" fo:padding-top="0cm" fo:padding-bottom="0cm" fo:border="0.5pt solid #c0c0c0" style:writing-mode="lr-tb"/>
    </style:style>
    <style:style style:name="Tabla3" style:family="table">
      <style:table-properties style:width="16.215cm" table:align="margins" style:writing-mode="lr-tb"/>
    </style:style>
    <style:style style:name="Tabla3.A" style:family="table-column">
      <style:table-column-properties style:column-width="3.082cm" style:rel-column-width="12454*"/>
    </style:style>
    <style:style style:name="Tabla3.B" style:family="table-column">
      <style:table-column-properties style:column-width="13.134cm" style:rel-column-width="53081*"/>
    </style:style>
    <style:style style:name="Tabla3.1" style:family="table-row">
      <style:table-row-properties style:min-row-height="1.337cm" fo:keep-together="auto"/>
    </style:style>
    <style:style style:name="Tabla3.A1" style:family="table-cell">
      <style:table-cell-properties style:vertical-align="top" fo:background-color="#daeef3" fo:padding-left="0.123cm" fo:padding-right="0.123cm" fo:padding-top="0cm" fo:padding-bottom="0cm" fo:border="0.5pt solid #c0c0c0" style:writing-mode="lr-tb">
        <style:background-image/>
      </style:table-cell-properties>
    </style:style>
    <style:style style:name="Tabla3.2" style:family="table-row">
      <style:table-row-properties style:min-row-height="1.034cm" fo:keep-together="auto"/>
    </style:style>
    <style:style style:name="Tabla3.A2"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a3.B2" style:family="table-cell">
      <style:table-cell-properties style:vertical-align="top" fo:padding-left="0.123cm" fo:padding-right="0.123cm" fo:padding-top="0cm" fo:padding-bottom="0cm" fo:border="0.5pt solid #c0c0c0" style:writing-mode="lr-tb"/>
    </style:style>
    <style:style style:name="P1" style:family="paragraph" style:parent-style-name="Standard" style:master-page-name="Standard">
      <style:paragraph-properties style:page-number="auto"/>
    </style:style>
    <style:style style:name="P2" style:family="paragraph" style:parent-style-name="Standard">
      <style:paragraph-properties fo:padding-left="0cm" fo:padding-right="0cm" fo:padding-top="0cm" fo:padding-bottom="0.035cm" fo:border-left="none" fo:border-right="none" fo:border-top="none" fo:border-bottom="0.51pt solid #c0c0c0"/>
    </style:style>
    <style:style style:name="P3" style:family="paragraph" style:parent-style-name="Heading_20_2">
      <style:paragraph-properties fo:margin-top="0.423cm" fo:margin-bottom="0.494cm" style:contextual-spacing="false"/>
    </style:style>
    <style:style style:name="P4" style:family="paragraph" style:parent-style-name="Standard">
      <style:paragraph-properties style:snap-to-layout-grid="false"/>
      <style:text-properties fo:color="#800000" loext:opacity="100%" fo:font-weight="bold" style:font-weight-asian="bold"/>
    </style:style>
    <style:style style:name="P5" style:family="paragraph" style:parent-style-name="Standard">
      <style:text-properties fo:color="#000000" loext:opacity="100%" style:font-name="Consolas" fo:font-size="11pt" fo:language="es" fo:country="ES" fo:font-weight="bold" officeooo:rsid="000a7d2a" officeooo:paragraph-rsid="000a7d2a" style:font-size-asian="11pt" style:font-weight-asian="bold" style:font-size-complex="11pt"/>
    </style:style>
    <style:style style:name="P6" style:family="paragraph" style:parent-style-name="Text_20_body">
      <style:paragraph-properties fo:margin-top="0.423cm" fo:margin-bottom="0.494cm" style:contextual-spacing="false" style:snap-to-layout-grid="false"/>
    </style:style>
    <style:style style:name="P7" style:family="paragraph" style:parent-style-name="Text_20_body">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officeooo:paragraph-rsid="000a7d2a"/>
    </style:style>
    <style:style style:name="P9" style:family="paragraph" style:parent-style-name="Standard">
      <style:paragraph-properties fo:margin-top="0.423cm" fo:margin-bottom="0.494cm" style:contextual-spacing="false" style:snap-to-layout-grid="false"/>
    </style:style>
    <style:style style:name="P10" style:family="paragraph" style:parent-style-name="Heading_20_3">
      <style:paragraph-properties fo:margin-top="0.423cm" fo:margin-bottom="0.494cm" style:contextual-spacing="false"/>
    </style:style>
    <style:style style:name="P11" style:family="paragraph" style:parent-style-name="Standard">
      <style:paragraph-properties fo:break-before="page"/>
    </style:style>
    <style:style style:name="P12" style:family="paragraph" style:parent-style-name="plan_20_de_20_empresas">
      <loext:graphic-properties draw:fill="solid" draw:fill-color="#1f497d" draw:opacity="100%"/>
      <style:paragraph-properties fo:background-color="#1f497d" fo:padding-left="0cm" fo:padding-right="0cm" fo:padding-top="0cm" fo:padding-bottom="0.035cm" fo:border-left="none" fo:border-right="none" fo:border-top="none" fo:border-bottom="0.51pt solid #c0c0c0"/>
      <style:text-properties fo:color="#ffffff" loext:opacity="100%"/>
    </style:style>
    <style:style style:name="P13"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s" fo:country="ES" style:language-asian="es" style:country-asian="ES" style:font-name-complex="Helvetica"/>
    </style:style>
    <style:style style:name="P14" style:family="paragraph" style:parent-style-name="Heading_20_3">
      <style:paragraph-properties fo:margin-top="0.423cm" fo:margin-bottom="0cm" style:contextual-spacing="false" style:snap-to-layout-grid="false"/>
    </style:style>
    <style:style style:name="P15" style:family="paragraph" style:parent-style-name="Standard">
      <style:paragraph-properties fo:margin-top="0.423cm" fo:margin-bottom="0cm" style:contextual-spacing="false" style:snap-to-layout-grid="false"/>
    </style:style>
    <style:style style:name="P16" style:family="paragraph" style:parent-style-name="Standard">
      <style:text-properties fo:language="es" fo:country="ES" style:language-asian="es" style:country-asian="ES"/>
    </style:style>
    <style:style style:name="P17" style:family="paragraph" style:parent-style-name="Standard">
      <style:paragraph-properties style:snap-to-layout-grid="false"/>
    </style:style>
    <style:style style:name="P18" style:family="paragraph" style:parent-style-name="Text_20_body" style:list-style-name="L1">
      <style:paragraph-properties fo:margin-top="0cm" fo:margin-bottom="0cm" style:contextual-spacing="false"/>
      <style:text-properties officeooo:paragraph-rsid="00124cc7"/>
    </style:style>
    <style:style style:name="P19" style:family="paragraph" style:parent-style-name="Text_20_body" style:list-style-name="L2">
      <style:paragraph-properties fo:margin-top="0cm" fo:margin-bottom="0cm" style:contextual-spacing="false"/>
      <style:text-properties officeooo:paragraph-rsid="00124cc7"/>
    </style:style>
    <style:style style:name="P20" style:family="paragraph" style:parent-style-name="Text_20_body" style:list-style-name="L3">
      <style:paragraph-properties fo:margin-top="0cm" fo:margin-bottom="0cm" style:contextual-spacing="false"/>
      <style:text-properties officeooo:paragraph-rsid="00124cc7"/>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paragraph-properties fo:margin-top="0cm" fo:margin-bottom="0cm" style:contextual-spacing="false"/>
      <style:text-properties officeooo:paragraph-rsid="000d093b"/>
    </style:style>
    <style:style style:name="P23" style:family="paragraph" style:parent-style-name="Text_20_body" style:list-style-name="L6"/>
    <style:style style:name="P24" style:family="paragraph" style:parent-style-name="Standard">
      <style:text-properties style:font-name="Consolas" fo:font-size="11pt" style:font-size-asian="11pt" style:font-size-complex="11pt"/>
    </style:style>
    <style:style style:name="P25" style:family="paragraph" style:parent-style-name="Standard">
      <style:text-properties fo:font-weight="bold" style:font-weight-asian="bold"/>
    </style:style>
    <style:style style:name="P26" style:family="paragraph" style:parent-style-name="Heading_20_3" style:list-style-name=""/>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style style:name="P29" style:family="paragraph" style:parent-style-name="Text_20_body" style:list-style-name="L9">
      <style:text-properties officeooo:paragraph-rsid="002b1561"/>
    </style:style>
    <style:style style:name="P30" style:family="paragraph" style:parent-style-name="Text_20_body" style:list-style-name="L10">
      <style:text-properties style:font-name="Consolas" fo:font-size="11pt" style:font-size-asian="11pt" style:font-size-complex="11pt"/>
    </style:style>
    <style:style style:name="P31" style:family="paragraph" style:parent-style-name="Text_20_body" style:list-style-name="L7">
      <style:paragraph-properties fo:margin-top="0cm" fo:margin-bottom="0cm" style:contextual-spacing="false"/>
      <style:text-properties style:font-name="Consolas" fo:font-size="11pt" style:font-size-asian="11pt" style:font-size-complex="11pt"/>
    </style:style>
    <style:style style:name="P32" style:family="paragraph" style:parent-style-name="Text_20_body">
      <style:text-properties style:font-name="Consolas" fo:font-size="11pt" style:font-size-asian="11pt" style:font-size-complex="11pt"/>
    </style:style>
    <style:style style:name="P33" style:family="paragraph" style:parent-style-name="Text_20_body">
      <style:text-properties officeooo:paragraph-rsid="002e1bea"/>
    </style:style>
    <style:style style:name="P34" style:family="paragraph" style:parent-style-name="Text_20_body" style:list-style-name="L11">
      <style:paragraph-properties fo:margin-top="0cm" fo:margin-bottom="0cm" style:contextual-spacing="false"/>
    </style:style>
    <style:style style:name="P35" style:family="paragraph" style:parent-style-name="Text_20_body" style:list-style-name="L11"/>
    <style:style style:name="P36" style:family="paragraph" style:parent-style-name="Standard">
      <style:text-properties style:font-name="Consolas" fo:font-size="11pt" fo:language="es" fo:country="ES" fo:font-weight="bold" officeooo:rsid="001930cd" officeooo:paragraph-rsid="001930cd" style:font-size-asian="11pt" style:font-weight-asian="bold" style:font-size-complex="11pt" style:font-weight-complex="bold"/>
    </style:style>
    <style:style style:name="P37" style:family="paragraph" style:parent-style-name="Standard">
      <style:text-properties style:font-name="Consolas" fo:font-size="11pt" fo:language="es" fo:country="ES" officeooo:rsid="001930cd" officeooo:paragraph-rsid="001930cd" style:font-size-asian="11pt" style:font-size-complex="11pt"/>
    </style:style>
    <style:style style:name="P38" style:family="paragraph" style:parent-style-name="Text_20_body">
      <style:text-properties officeooo:paragraph-rsid="001930cd"/>
    </style:style>
    <style:style style:name="P39" style:family="paragraph" style:parent-style-name="Text_20_body">
      <style:text-properties style:font-name="Consolas" fo:font-size="11pt" officeooo:paragraph-rsid="001930cd" style:font-size-asian="11pt" style:font-size-complex="11pt"/>
    </style:style>
    <style:style style:name="P40" style:family="paragraph" style:parent-style-name="Text_20_body">
      <style:paragraph-properties fo:margin-top="0cm" fo:margin-bottom="0.494cm" style:contextual-spacing="false"/>
    </style:style>
    <style:style style:name="P41" style:family="paragraph" style:parent-style-name="Text_20_body" style:list-style-name="L12">
      <style:text-properties style:font-name="Consolas" fo:font-size="11pt" style:font-size-asian="11pt" style:font-size-complex="11pt"/>
    </style:style>
    <style:style style:name="P42" style:family="paragraph" style:parent-style-name="Text_20_body" style:list-style-name="L13"/>
    <style:style style:name="P43" style:family="paragraph" style:parent-style-name="Text_20_body" style:list-style-name="L14">
      <style:text-properties style:font-name="Consolas" fo:font-size="11pt" style:font-size-asian="11pt" style:font-size-complex="11pt"/>
    </style:style>
    <style:style style:name="P44" style:family="paragraph" style:parent-style-name="Text_20_body" style:list-style-name="L15"/>
    <style:style style:name="P45" style:family="paragraph" style:parent-style-name="Text_20_body" style:list-style-name="L16">
      <style:text-properties style:font-name="Consolas" fo:font-size="11pt" style:font-size-asian="11pt" style:font-size-complex="11pt"/>
    </style:style>
    <style:style style:name="P46" style:family="paragraph" style:parent-style-name="Standard">
      <style:paragraph-properties fo:margin-top="0cm" fo:margin-bottom="0.494cm" style:contextual-spacing="false"/>
    </style:style>
    <style:style style:name="P47" style:family="paragraph" style:parent-style-name="Standard">
      <style:paragraph-properties fo:break-before="page"/>
      <style:text-properties fo:color="#1f497d" loext:opacity="100%" style:font-name="Arial" fo:font-size="16pt" fo:font-weight="bold" style:letter-kerning="true" style:font-size-asian="16pt" style:font-weight-asian="bold" style:font-name-complex="Arial" style:font-size-complex="16pt" style:font-weight-complex="bold"/>
    </style:style>
    <style:style style:name="P48" style:family="paragraph" style:parent-style-name="Standard">
      <loext:graphic-properties draw:fill="solid" draw:fill-color="#1f497d" draw:opacity="100%"/>
      <style:paragraph-properties fo:background-color="#1f497d"/>
      <style:text-properties fo:color="#ffffff" loext:opacity="100%" style:font-name="Arial" fo:font-size="20pt" fo:font-weight="bold" style:letter-kerning="true" style:font-size-asian="20pt" style:font-weight-asian="bold" style:font-name-complex="Arial" style:font-size-complex="16pt" style:font-weight-complex="bold"/>
    </style:style>
    <style:style style:name="P49" style:family="paragraph" style:parent-style-name="Standard">
      <style:text-properties fo:color="#ffffff" loext:opacity="100%" style:font-name="Arial" fo:font-size="20pt" fo:font-weight="bold" style:letter-kerning="true" style:font-size-asian="20pt" style:font-weight-asian="bold" style:font-name-complex="Arial" style:font-size-complex="16pt" style:font-weight-complex="bold"/>
    </style:style>
    <style:style style:name="P50" style:family="paragraph" style:parent-style-name="Standard">
      <style:paragraph-properties style:snap-to-layout-grid="false"/>
      <style:text-properties style:font-name="Consolas" fo:font-size="11pt" style:font-size-asian="11pt" style:font-size-complex="11pt"/>
    </style:style>
    <style:style style:name="P51" style:family="paragraph" style:parent-style-name="Text_20_body" style:list-style-name="L17"/>
    <style:style style:name="P52" style:family="paragraph" style:parent-style-name="Text_20_body" style:list-style-name="L18">
      <style:paragraph-properties fo:margin-top="0cm" fo:margin-bottom="0cm" style:contextual-spacing="false"/>
    </style:style>
    <style:style style:name="P53" style:family="paragraph" style:parent-style-name="Text_20_body" style:list-style-name="L19"/>
    <style:style style:name="P54" style:family="paragraph" style:parent-style-name="Text_20_body" style:list-style-name="L20">
      <style:paragraph-properties fo:margin-top="0cm" fo:margin-bottom="0cm" style:contextual-spacing="false"/>
    </style:style>
    <style:style style:name="P55" style:family="paragraph" style:parent-style-name="Text_20_body" style:list-style-name="L20">
      <style:text-properties style:font-name="Consolas" fo:font-size="11pt" style:font-size-asian="11pt" style:font-size-complex="11pt"/>
    </style:style>
    <style:style style:name="P56" style:family="paragraph" style:parent-style-name="Text_20_body" style:list-style-name="L21"/>
    <style:style style:name="P57" style:family="paragraph" style:parent-style-name="Text_20_body" style:list-style-name="L22">
      <style:paragraph-properties fo:margin-top="0cm" fo:margin-bottom="0cm" style:contextual-spacing="false"/>
      <style:text-properties style:font-name="Consolas" fo:font-size="11pt" style:font-size-asian="11pt" style:font-size-complex="11pt"/>
    </style:style>
    <style:style style:name="P58" style:family="paragraph" style:parent-style-name="Text_20_body" style:list-style-name="L22">
      <style:text-properties style:font-name="Consolas" fo:font-size="11pt" style:font-size-asian="11pt" style:font-size-complex="11pt"/>
    </style:style>
    <style:style style:name="P59" style:family="paragraph" style:parent-style-name="Párrafo_20_de_20_lista" style:list-style-name="WW8Num3">
      <style:text-properties fo:language="es" fo:country="ES" style:language-asian="es" style:country-asian="ES"/>
    </style:style>
    <style:style style:name="P60" style:family="paragraph" style:parent-style-name="Standard">
      <style:paragraph-properties fo:margin-left="0cm" fo:margin-right="0cm" fo:text-indent="1.27cm" style:auto-text-indent="false"/>
      <style:text-properties fo:language="es" fo:country="ES" fo:font-weight="bold" style:language-asian="es" style:country-asian="ES" style:font-weight-asian="bold"/>
    </style:style>
    <style:style style:name="P61" style:family="paragraph" style:parent-style-name="Standard">
      <style:paragraph-properties fo:margin-left="1.27cm" fo:margin-right="0cm" fo:text-indent="0cm" style:auto-text-indent="false"/>
    </style:style>
    <style:style style:name="P62" style:family="paragraph" style:parent-style-name="Standard">
      <style:paragraph-properties fo:margin-left="0cm" fo:margin-right="0cm" fo:text-indent="1.27cm" style:auto-text-indent="false"/>
    </style:style>
    <style:style style:name="P63" style:family="paragraph" style:parent-style-name="Standard">
      <style:paragraph-properties fo:margin-left="0cm" fo:margin-right="0cm" fo:text-indent="1.27cm" style:auto-text-indent="false"/>
      <style:text-properties fo:language="es" fo:country="ES" style:language-asian="es" style:country-asian="ES"/>
    </style:style>
    <style:style style:name="P64" style:family="paragraph" style:parent-style-name="Text_20_body">
      <style:paragraph-properties style:snap-to-layout-grid="false"/>
    </style:style>
    <style:style style:name="P65" style:family="paragraph" style:parent-style-name="Text_20_body" style:list-style-name="L23"/>
    <style:style style:name="P66" style:family="paragraph" style:parent-style-name="Text_20_body" style:list-style-name="L23">
      <style:paragraph-properties fo:margin-top="0cm" fo:margin-bottom="0cm" style:contextual-spacing="false"/>
    </style:style>
    <style:style style:name="P67" style:family="paragraph" style:parent-style-name="Text_20_body" style:list-style-name="L23">
      <style:paragraph-properties fo:margin-top="0cm" fo:margin-bottom="0cm" style:contextual-spacing="false"/>
      <style:text-properties style:font-name="Consolas"/>
    </style:style>
    <style:style style:name="P68" style:family="paragraph" style:parent-style-name="Standard">
      <style:paragraph-properties style:snap-to-layout-grid="false"/>
      <style:text-properties style:font-name="Consolas"/>
    </style:style>
    <style:style style:name="P69" style:family="paragraph" style:parent-style-name="Standard">
      <style:text-properties fo:font-size="12pt" fo:language="es" fo:country="ES" style:font-size-asian="12pt" style:language-asian="es" style:country-asian="ES"/>
    </style:style>
    <style:style style:name="P70" style:family="paragraph" style:parent-style-name="Heading_20_1">
      <style:text-properties fo:language="es" fo:country="ES" style:language-asian="es" style:country-asian="ES"/>
    </style:style>
    <style:style style:name="P71" style:family="paragraph" style:parent-style-name="Text_20_body" style:list-style-name="L24">
      <style:paragraph-properties fo:margin-top="0cm" fo:margin-bottom="0cm" style:contextual-spacing="false"/>
    </style:style>
    <style:style style:name="P72" style:family="paragraph" style:parent-style-name="Text_20_body" style:list-style-name="L24"/>
    <style:style style:name="P73" style:family="paragraph" style:parent-style-name="Text_20_body">
      <style:text-properties style:font-name="Consolas"/>
    </style:style>
    <style:style style:name="P74" style:family="paragraph" style:parent-style-name="Text_20_body" style:list-style-name="L25"/>
    <style:style style:name="P75" style:family="paragraph" style:parent-style-name="Standard">
      <style:text-properties style:font-name="Consolas"/>
    </style:style>
    <style:style style:name="P76" style:family="paragraph" style:parent-style-name="Text_20_body" style:list-style-name="L26">
      <style:paragraph-properties fo:margin-top="0cm" fo:margin-bottom="0cm" style:contextual-spacing="false"/>
    </style:style>
    <style:style style:name="P77" style:family="paragraph" style:parent-style-name="Text_20_body" style:list-style-name="L26">
      <style:paragraph-properties fo:margin-top="0cm" fo:margin-bottom="0cm" style:contextual-spacing="false"/>
      <style:text-properties style:font-name="Consolas" fo:font-size="10pt" style:font-size-asian="10pt" style:font-size-complex="10pt"/>
    </style:style>
    <style:style style:name="P78" style:family="paragraph" style:parent-style-name="Text_20_body" style:list-style-name="L26"/>
    <style:style style:name="P79" style:family="paragraph" style:parent-style-name="Standard">
      <style:text-properties style:font-name="Consolas" fo:font-size="10pt" style:font-size-asian="10pt" style:font-size-complex="10pt"/>
    </style:style>
    <style:style style:name="P80" style:family="paragraph" style:parent-style-name="Text_20_body" style:list-style-name="L27">
      <style:paragraph-properties fo:margin-top="0cm" fo:margin-bottom="0cm" style:contextual-spacing="false"/>
    </style:style>
    <style:style style:name="P81" style:family="paragraph" style:parent-style-name="Text_20_body" style:list-style-name="L27"/>
    <style:style style:name="P82" style:family="paragraph" style:parent-style-name="Text_20_body" style:list-style-name="L28">
      <style:paragraph-properties fo:margin-top="0cm" fo:margin-bottom="0cm" style:contextual-spacing="false"/>
    </style:style>
    <style:style style:name="P83" style:family="paragraph" style:parent-style-name="Text_20_body" style:list-style-name="L28"/>
    <style:style style:name="P84" style:family="paragraph" style:parent-style-name="Standard">
      <style:paragraph-properties fo:break-before="page"/>
      <style:text-properties fo:language="es" fo:country="ES" style:language-asian="es" style:country-asian="ES"/>
    </style:style>
    <style:style style:name="P85" style:family="paragraph" style:parent-style-name="Text_20_body" style:list-style-name="L29">
      <style:paragraph-properties fo:margin-top="0cm" fo:margin-bottom="0cm" style:contextual-spacing="false"/>
    </style:style>
    <style:style style:name="P86" style:family="paragraph" style:parent-style-name="Text_20_body" style:list-style-name="L29">
      <style:text-properties style:font-name="Consolas"/>
    </style:style>
    <style:style style:name="P87" style:family="paragraph" style:parent-style-name="Text_20_body" style:list-style-name="L30">
      <style:paragraph-properties fo:margin-top="0cm" fo:margin-bottom="0cm" style:contextual-spacing="false"/>
    </style:style>
    <style:style style:name="P88" style:family="paragraph" style:parent-style-name="Text_20_body" style:list-style-name="L30"/>
    <style:style style:name="P89" style:family="paragraph" style:parent-style-name="Text_20_body" style:list-style-name="L31">
      <style:paragraph-properties fo:margin-top="0cm" fo:margin-bottom="0cm" style:contextual-spacing="false"/>
    </style:style>
    <style:style style:name="P90" style:family="paragraph" style:parent-style-name="Text_20_body" style:list-style-name="L31">
      <style:text-properties style:font-name="Consolas"/>
    </style:style>
    <style:style style:name="P91" style:family="paragraph" style:parent-style-name="Text_20_body" style:list-style-name="L32">
      <style:paragraph-properties fo:margin-top="0cm" fo:margin-bottom="0cm" style:contextual-spacing="false"/>
    </style:style>
    <style:style style:name="P92" style:family="paragraph" style:parent-style-name="Text_20_body" style:list-style-name="L32">
      <style:paragraph-properties fo:margin-top="0cm" fo:margin-bottom="0cm" style:contextual-spacing="false"/>
      <style:text-properties style:font-name="Consolas"/>
    </style:style>
    <style:style style:name="P93" style:family="paragraph" style:parent-style-name="Text_20_body" style:list-style-name="L32">
      <style:text-properties style:font-name="Consolas"/>
    </style:style>
    <style:style style:name="P94" style:family="paragraph" style:parent-style-name="Heading_20_4">
      <style:paragraph-properties style:snap-to-layout-grid="false"/>
    </style:style>
    <style:style style:name="P95" style:family="paragraph" style:parent-style-name="Text_20_body" style:list-style-name="L33"/>
    <style:style style:name="P96" style:family="paragraph" style:parent-style-name="Text_20_body" style:list-style-name="L33">
      <style:paragraph-properties fo:margin-top="0cm" fo:margin-bottom="0cm" style:contextual-spacing="false"/>
    </style:style>
    <style:style style:name="P97" style:family="paragraph" style:parent-style-name="Text_20_body" style:list-style-name="L33">
      <style:paragraph-properties fo:margin-top="0cm" fo:margin-bottom="0cm" style:contextual-spacing="false"/>
      <style:text-properties style:font-name="Consolas" fo:font-size="10pt" fo:font-style="italic" fo:font-weight="normal" style:font-size-asian="10pt" style:font-style-asian="italic" style:font-weight-asian="normal" style:font-size-complex="10pt" style:font-style-complex="italic" style:font-weight-complex="normal"/>
    </style:style>
    <style:style style:name="P98" style:family="paragraph" style:parent-style-name="Text_20_body" style:list-style-name="L33">
      <style:text-properties style:font-name="Consolas"/>
    </style:style>
    <style:style style:name="P99" style:family="paragraph" style:parent-style-name="Text_20_body" style:list-style-name="L34">
      <style:paragraph-properties fo:margin-top="0cm" fo:margin-bottom="0cm" style:contextual-spacing="false"/>
    </style:style>
    <style:style style:name="P100" style:family="paragraph" style:parent-style-name="Text_20_body" style:list-style-name="L34"/>
    <style:style style:name="P101" style:family="paragraph" style:parent-style-name="Text_20_body" style:list-style-name="L34">
      <style:text-properties style:font-name="Consolas" fo:font-size="10pt" fo:font-style="italic" fo:font-weight="normal" style:font-size-asian="10pt" style:font-style-asian="italic" style:font-weight-asian="normal" style:font-size-complex="10pt" style:font-style-complex="italic" style:font-weight-complex="normal"/>
    </style:style>
    <style:style style:name="P102" style:family="paragraph" style:parent-style-name="Text_20_body" style:list-style-name="L35"/>
    <style:style style:name="P103" style:family="paragraph" style:parent-style-name="Text_20_body" style:list-style-name="L35">
      <style:paragraph-properties fo:margin-top="0cm" fo:margin-bottom="0cm" style:contextual-spacing="false"/>
    </style:style>
    <style:style style:name="P104" style:family="paragraph" style:parent-style-name="Standard">
      <style:paragraph-properties style:snap-to-layout-grid="false"/>
      <style:text-properties style:font-name="Consolas" fo:font-size="10pt" fo:font-style="italic" fo:font-weight="normal" style:font-size-asian="10pt" style:font-style-asian="italic" style:font-weight-asian="normal" style:font-size-complex="10pt" style:font-style-complex="italic" style:font-weight-complex="normal"/>
    </style:style>
    <style:style style:name="P105" style:family="paragraph" style:parent-style-name="Standard">
      <style:text-properties style:font-name="Consolas" fo:font-style="italic" fo:font-weight="normal" officeooo:rsid="001dd204" officeooo:paragraph-rsid="001dd204" style:font-style-asian="italic" style:font-weight-asian="normal" style:font-style-complex="italic" style:font-weight-complex="normal"/>
    </style:style>
    <style:style style:name="P106"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style:font-name="Consolas" fo:font-size="11pt" fo:font-style="normal" style:text-underline-style="none" fo:font-weight="normal" officeooo:rsid="000a7d2a" style:font-size-asian="11pt" style:font-style-asian="normal" style:font-weight-asian="normal" style:font-size-complex="11pt" style:font-style-complex="normal" style:font-weight-complex="normal"/>
    </style:style>
    <style:style style:name="T3" style:family="text">
      <style:text-properties style:font-name="Consolas" fo:font-size="11pt" fo:language="es" fo:country="ES" fo:font-style="normal" style:text-underline-style="none" fo:font-weight="normal" officeooo:rsid="000a7d2a" style:font-size-asian="11pt" style:font-style-asian="normal" style:font-weight-asian="normal" style:font-size-complex="11pt" style:font-style-complex="normal" style:font-weight-complex="normal"/>
    </style:style>
    <style:style style:name="T4" style:family="text">
      <style:text-properties fo:font-weight="bold" style:font-weight-asian="bold" style:font-weight-complex="bold"/>
    </style:style>
    <style:style style:name="T5" style:family="text">
      <style:text-properties style:font-name="Consolas" fo:font-size="11pt" fo:language="es" fo:country="ES"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font-name="Consolas" fo:font-size="11pt" style:font-size-asian="11pt" style:font-size-complex="11pt"/>
    </style:style>
    <style:style style:name="T7" style:family="text">
      <style:text-properties fo:language="es" fo:country="ES" style:language-asian="es" style:country-asian="ES"/>
    </style:style>
    <style:style style:name="T8" style:family="text">
      <style:text-properties style:font-name="Consolas" fo:font-size="11pt" fo:font-weight="normal" style:font-size-asian="11pt" style:font-weight-asian="normal" style:font-size-complex="11pt" style:font-weight-complex="normal"/>
    </style:style>
    <style:style style:name="T9" style:family="text">
      <style:text-properties style:font-name="Consolas" fo:font-size="11pt" fo:language="es" fo:country="ES" fo:font-weight="normal" officeooo:rsid="0042230c" style:font-size-asian="11pt" style:font-weight-asian="normal" style:font-size-complex="11pt" style:font-weight-complex="normal"/>
    </style:style>
    <style:style style:name="T10" style:family="text">
      <style:text-properties style:font-name="Consolas" fo:font-size="11pt" fo:font-weight="bold" style:font-size-asian="11pt" style:font-weight-asian="bold" style:font-size-complex="11pt" style:font-weight-complex="bold"/>
    </style:style>
    <style:style style:name="T11" style:family="text">
      <style:text-properties style:font-name="Consolas" fo:font-size="11pt" fo:language="es" fo:country="ES" fo:font-weight="normal" style:font-size-asian="11pt" style:font-weight-asian="normal" style:font-size-complex="11pt" style:font-weight-complex="normal"/>
    </style:style>
    <style:style style:name="T12" style:family="text">
      <style:text-properties style:font-name="Consolas" fo:font-size="11pt" fo:language="es" fo:country="ES" fo:font-weight="normal" officeooo:rsid="000d093b" style:font-size-asian="11pt" style:font-weight-asian="normal" style:font-size-complex="11pt" style:font-weight-complex="normal"/>
    </style:style>
    <style:style style:name="T13" style:family="text">
      <style:text-properties fo:font-style="italic" style:font-style-asian="italic"/>
    </style:style>
    <style:style style:name="T14" style:family="text">
      <style:text-properties style:font-name="Consolas" fo:font-size="11pt" fo:language="es" fo:country="ES" officeooo:rsid="00124cc7" style:font-size-asian="11pt" style:font-size-complex="11pt"/>
    </style:style>
    <style:style style:name="T15" style:family="text">
      <style:text-properties style:font-name="Consolas" fo:font-size="11pt" fo:language="es" fo:country="ES" style:font-size-asian="11pt" style:font-size-complex="11pt"/>
    </style:style>
    <style:style style:name="T16" style:family="text">
      <style:text-properties style:font-name="Consolas" fo:font-size="11pt" fo:language="es" fo:country="ES" officeooo:rsid="0029df32" style:font-size-asian="11pt" style:font-size-complex="11pt"/>
    </style:style>
    <style:style style:name="T17" style:family="text">
      <style:text-properties fo:language="es" fo:country="ES" officeooo:rsid="002bf7ab"/>
    </style:style>
    <style:style style:name="T18" style:family="text">
      <style:text-properties fo:language="es" fo:country="ES"/>
    </style:style>
    <style:style style:name="T19" style:family="text">
      <style:text-properties fo:language="es" fo:country="ES" officeooo:rsid="00124cc7"/>
    </style:style>
    <style:style style:name="T20" style:family="text">
      <style:text-properties officeooo:rsid="00197f26"/>
    </style:style>
    <style:style style:name="T21" style:family="text">
      <style:text-properties style:font-name="Consolas" fo:font-size="11pt" fo:language="es" fo:country="ES" fo:font-weight="bold" officeooo:rsid="001a086b" style:font-size-asian="11pt" style:font-weight-asian="bold" style:font-size-complex="11pt" style:font-weight-complex="bold"/>
    </style:style>
    <style:style style:name="T22" style:family="text">
      <style:text-properties style:font-name="Consolas" fo:font-size="11pt" fo:language="es" fo:country="ES" officeooo:rsid="001a086b" style:font-size-asian="11pt" style:font-size-complex="11pt"/>
    </style:style>
    <style:style style:name="T23" style:family="text">
      <style:text-properties fo:language="es" fo:country="ES" fo:font-weight="bold" style:language-asian="es" style:country-asian="ES" style:font-weight-asian="bold"/>
    </style:style>
    <style:style style:name="T24" style:family="text">
      <style:text-properties style:font-name="Consolas"/>
    </style:style>
    <style:style style:name="T25" style:family="text">
      <style:text-properties style:font-name="Consolas" fo:font-weight="bold" style:font-weight-asian="bold" style:font-weight-complex="bold"/>
    </style:style>
    <style:style style:name="T26" style:family="text">
      <style:text-properties style:font-name="Consolas" officeooo:rsid="001a6729"/>
    </style:style>
    <style:style style:name="T27" style:family="text">
      <style:text-properties style:font-name="Consolas" fo:language="es" fo:country="ES" officeooo:rsid="001a6729"/>
    </style:style>
    <style:style style:name="T28" style:family="text">
      <style:text-properties fo:language="es" fo:country="ES" officeooo:rsid="001a6729"/>
    </style:style>
    <style:style style:name="T29" style:family="text">
      <style:text-properties style:font-name="Consolas" fo:font-size="10pt" style:font-size-asian="10pt" style:font-size-complex="10pt"/>
    </style:style>
    <style:style style:name="T30" style:family="text">
      <style:text-properties style:font-name="Consolas" fo:language="es" fo:country="ES" officeooo:rsid="001af809"/>
    </style:style>
    <style:style style:name="T31" style:family="text">
      <style:text-properties style:font-name="Consola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lan_20_de_20_empresas" text:outline-level="1">Estudio de Mercado y Plan de Marketing</text:h>
      <text:p text:style-name="P2"/>
      <text:p text:style-name="Standard"/>
      <text:p text:style-name="Standard"/>
      <text:h text:style-name="Heading_20_1" text:outline-level="1">Datos identificativos del proyecto</text:h>
      <text:h text:style-name="P3" text:outline-level="2">Nombre y apellidos del alumno o alumna</text:h>
      <table:table table:name="Tabla1" table:style-name="Tabla1">
        <table:table-column table:style-name="Tabla1.A"/>
        <table:table-row table:style-name="Tabla1.1">
          <table:table-cell table:style-name="Tabla1.A1" office:value-type="string">
            <text:p text:style-name="P4"/>
            <text:p text:style-name="P5">Alexey Suzdalenko</text:p>
          </table:table-cell>
        </table:table-row>
      </table:table>
      <text:h text:style-name="Heading_20_2" text:outline-level="2"/>
      <text:h text:style-name="Heading_20_2" text:outline-level="2"/>
      <text:h text:style-name="Heading_20_2" text:outline-level="2">Breve descripción del proyecto</text:h>
      <text:p text:style-name="Standard">(Tiene como finalidad recordar al tutor o tutora las referencias básicas del proyecto: idea de negocio, nombre de la empresa ...)</text:p>
      <text:p text:style-name="Standard"/>
      <table:table table:name="Tabla2" table:style-name="Tabla2">
        <table:table-column table:style-name="Tabla2.A"/>
        <table:table-row table:style-name="Tabla2.1">
          <table:table-cell table:style-name="Tabla2.A1" office:value-type="string">
            <text:p text:style-name="P6"><text:span text:style-name="T1">El proyecto consiste en la creación de una empresa denominada </text:span><text:span text:style-name="Strong_20_Emphasis"><text:span text:style-name="T2">I</text:span></text:span><text:span text:style-name="Strong_20_Emphasis"><text:span text:style-name="T3">nstinct</text:span></text:span><text:span text:style-name="Strong_20_Emphasis"><text:span text:style-name="T1"> S.L.</text:span></text:span><text:span text:style-name="T1">, dedicada a ofrecer servicios de transformación digital a empresas y comercios en Cantabria. Nuestro principal enfoque es ayudar a las organizaciones a adaptarse a la nueva normativa de facturación digital obligatoria impuesta por la Ley de Crea y Crece.</text:span></text:p>
            <text:p text:style-name="P7">Con el aumento de la digitalización como requisito legal, nuestra empresa brinda soluciones personalizadas para facilitar esta transición, asegurando que las empresas puedan cumplir con la normativa de manera eficiente y sin complicaciones. Esto incluye <text:span text:style-name="T4">asesoramiento, implementación de software de facturación digital y soporte técnico continuo</text:span>.</text:p>
            <text:p text:style-name="P8"><text:span text:style-name="T5"><text:s/></text:span><text:span text:style-name="Strong_20_Emphasis"><text:span text:style-name="T2">I</text:span></text:span><text:span text:style-name="Strong_20_Emphasis"><text:span text:style-name="T3">nstinct</text:span></text:span><text:span text:style-name="T1"> S.L. se posiciona como un aliado estratégico para empresas de todos los sectores en Cantabria que buscan cumplir con los nuevos requisitos legales y aprovechar las ventajas de la digitalización.</text:span></text:p>
            <text:p text:style-name="P9"/>
            <text:p text:style-name="Standard"/>
            <text:p text:style-name="Standard"><text:soft-page-break/></text:p>
            <text:p text:style-name="Standard"/>
            <text:p text:style-name="Standard"/>
          </table:table-cell>
        </table:table-row>
      </table:table>
      <text:h text:style-name="P10" text:outline-level="3"/>
      <text:p text:style-name="P11"/>
      <text:h text:style-name="P12" text:outline-level="1">1. Diagnóstico de la situación inicial</text:h>
      <text:h text:style-name="P10" text:outline-level="3"/>
      <text:h text:style-name="Heading_20_1" text:outline-level="1">Caracterización general del sector de actividad </text:h>
      <text:p text:style-name="Standard"/>
      <text:p text:style-name="P13"><draw:frame draw:style-name="fr1" draw:name="Marco1" text:anchor-type="paragraph" svg:x="2.993cm" svg:y="0.286cm" svg:width="16.215cm" draw:z-index="32"><draw:text-box fo:min-height="0.37cm"><table:table table:name="Tabla3" table:style-name="Tabla3"><table:table-column table:style-name="Tabla3.A"/><table:table-column table:style-name="Tabla3.B"/><table:table-row table:style-name="Tabla3.1"><table:table-cell table:style-name="Tabla3.A1" table:number-columns-spanned="2" office:value-type="string"><text:h text:style-name="P14" text:outline-level="3">Código <text:s/>y literal de CNAE correspondiente a la actividad </text:h></table:table-cell><table:covered-table-cell/></table:table-row><table:table-row table:style-name="Tabla3.2"><table:table-cell table:style-name="Tabla3.A2" office:value-type="string"><text:p text:style-name="P15"><text:span text:style-name="T6">6202</text:span> </text:p></table:table-cell><table:table-cell table:style-name="Tabla3.B2" office:value-type="string"><text:p text:style-name="P15"><text:span text:style-name="T6">Actividades de consultoría informática</text:span> </text:p></table:table-cell></table:table-row></table:table></draw:text-box></draw:frame><text:s/></text:p>
      <text:p text:style-name="Standard"><text:span text:style-name="T7">Interesa conocer cómo está evolucionando el sector. <text:s/>En esta fase tomaremos como referencia el mercado global, puesto que nuestra empresa probablemente tendrá un carácter local, no debemos ir más allá del ámbito nacional. En concreto habrá que caracterizarlo en cuanto a: tamaño, tasa de crecimiento, tipología de empresas, momento del ciclo de vida del mercado, tipo de competencia, existencia de empresas líderes o de barreras de entrada y cualquier otro dato de interés.</text:span></text:p>
      <text:p text:style-name="P16"/>
      <text:p text:style-name="P16"/>
      <text:p text:style-name="P16"/>
      <table:table table:name="Tabla4" table:style-name="Tabla4">
        <table:table-column table:style-name="Tabla4.A"/>
        <table:table-row table:style-name="Tabla4.1">
          <table:table-cell table:style-name="Tabla4.A1" office:value-type="string">
            <text:p text:style-name="P17"><text:span text:style-name="T8">El sector de la transformación digital en España se encuentra en una fase de crecimiento acelerado, impulsado por la creciente digitalización de empresas y el cumplimiento de normativas como la Ley de Crea y Crece, que exige facturación digital. Representa una parte significativa de la economía, con un impacto del </text:span><text:span text:style-name="Strong_20_Emphasis"><text:span text:style-name="T8">22,6% del PIB</text:span></text:span><text:span text:style-name="T8"> en 202</text:span><text:span text:style-name="T9">2</text:span><text:span text:style-name="T8">. </text:span></text:p>
            <text:list text:style-name="L1">
              <text:list-header>
                <text:p text:style-name="P18"><text:span text:style-name="Strong_20_Emphasis"><text:span text:style-name="T10">Tamaño y Crecimiento</text:span></text:span><text:span text:style-name="T10">:</text:span><text:span text:style-name="T8"> El sector tecnológico español generó más de </text:span><text:span text:style-name="Strong_20_Emphasis"><text:span text:style-name="T8">124.000 millones de euros</text:span></text:span><text:span text:style-name="T8"> en 202</text:span><text:span text:style-name="T9">3</text:span><text:span text:style-name="T8">, creciendo un </text:span><text:span text:style-name="Strong_20_Emphasis"><text:span text:style-name="T8">12,8%</text:span></text:span><text:span text:style-name="T8"> respecto al año anterior.</text:span></text:p>
              </text:list-header>
            </text:list>
            <text:list text:style-name="L2">
              <text:list-header>
                <text:p text:style-name="P19"><text:span text:style-name="Strong_20_Emphasis"><text:span text:style-name="T10">Tipología de Empresas</text:span></text:span><text:span text:style-name="T10">:</text:span><text:span text:style-name="T8"> Está compuesto por grandes corporaciones, pymes, y startups especializadas, con las pymes representando el </text:span><text:span text:style-name="Strong_20_Emphasis"><text:span text:style-name="T8">99,8%</text:span></text:span><text:span text:style-name="T8"> del tejido empresarial.</text:span></text:p>
              </text:list-header>
            </text:list>
            <text:list text:style-name="L3">
              <text:list-header>
                <text:p text:style-name="P20"><text:span text:style-name="Strong_20_Emphasis"><text:span text:style-name="T10">Ciclo de Vida del Mercado</text:span></text:span><text:span text:style-name="T10">:</text:span><text:span text:style-name="T8"> El mercado está en la etapa de expansión, con oportunidades derivadas de la demanda de digitalización y financiación pública.</text:span></text:p>
              </text:list-header>
            </text:list>
            <text:list text:style-name="L4">
              <text:list-header>
                <text:p text:style-name="P21"><text:span text:style-name="Strong_20_Emphasis"><text:span text:style-name="T10">Competencia</text:span></text:span><text:span text:style-name="T10">:</text:span><text:span text:style-name="T8"> Existe una alta competencia entre grandes empresas tecnológicas y pequeñas empresas locales, favoreciendo la colaboración.</text:span></text:p>
              </text:list-header>
            </text:list>
            <text:list text:style-name="L5">
              <text:list-header>
                <text:p text:style-name="P22"><text:span text:style-name="Strong_20_Emphasis"><text:span text:style-name="T10">Empresas Líderes</text:span></text:span><text:span text:style-name="T10">:</text:span><text:span text:style-name="T8"> Destacan compañías como CIC Consulting Informático, Atos Worldgrid , NTT DATA;</text:span><text:span text:style-name="T11"> </text:span><text:span text:style-name="T12">Mig Adversing</text:span><text:span text:style-name="T11"> </text:span><text:span text:style-name="T8">.</text:span></text:p>
              </text:list-header>
            </text:list>
            <text:list text:style-name="L6">
              <text:list-header>
                <text:p text:style-name="P23"><text:span text:style-name="Strong_20_Emphasis"><text:span text:style-name="T8">Barreras de Entrada</text:span></text:span><text:span text:style-name="T8">: Incluyen la inversión en tecnología, formación especializada y cumplimiento de regulaciones. </text:span></text:p>
              </text:list-header>
            </text:list>
            <text:p text:style-name="P24"><text:soft-page-break/></text:p>
          </table:table-cell>
        </table:table-row>
      </table:table>
      <text:p text:style-name="P25"/>
      <text:p text:style-name="Standard"/>
      <text:h text:style-name="Heading_20_1" text:outline-level="1">Consumidores</text:h>
      <text:p text:style-name="Standard"/>
      <text:p text:style-name="Standard">Definir el segmento de mercado al que se dirige la empresa, su «<text:span text:style-name="T13">target group</text:span>» y las razones que motivan el consumo. </text:p>
      <text:p text:style-name="Standard">Identificación de quiénes intervienen el proceso de compra: Prescriptores, influenciadores, etc.</text:p>
      <text:p text:style-name="Standard"/>
      <text:p text:style-name="Standard"/>
      <table:table table:name="Tabla5" table:style-name="Tabla5">
        <table:table-column table:style-name="Tabla5.A"/>
        <table:table-row table:style-name="Tabla5.1">
          <table:table-cell table:style-name="Tabla5.A1" office:value-type="string">
            <text:h text:style-name="P26" text:outline-level="3"><text:span text:style-name="Strong_20_Emphasis"><text:span text:style-name="T6">Consumidores </text:span></text:span><text:span text:style-name="Strong_20_Emphasis"><text:span text:style-name="T14">de empresa INSTINCT S.L.</text:span></text:span></text:h>
            <text:p text:style-name="Text_20_body"><text:span text:style-name="T6">La empresa se dirige a </text:span><text:span text:style-name="Strong_20_Emphasis"><text:span text:style-name="T6">pymes, comercios locales</text:span></text:span><text:span text:style-name="Strong_20_Emphasis"><text:span text:style-name="T15"> </text:span></text:span><text:span text:style-name="Strong_20_Emphasis"><text:span text:style-name="T16">(bares, tiendas)</text:span></text:span><text:span text:style-name="Strong_20_Emphasis"><text:span text:style-name="T15"> </text:span></text:span><text:span text:style-name="Strong_20_Emphasis"><text:span text:style-name="T6">y autónomos</text:span></text:span><text:span text:style-name="T6"> de Cantabria que necesitan adaptarse a la facturación digital por la Ley de Crea y Crece. Este segmento busca cumplir con la normativa, mejorar su eficiencia y mantenerse competitivo en un mercado digitalizado.</text:span></text:p>
            <text:list xml:id="list2377691001" text:style-name="L7">
              <text:list-header>
                <text:p text:style-name="P27"><text:span text:style-name="Strong_20_Emphasis"><text:span text:style-name="T6">El autónomo</text:span></text:span><text:span text:style-name="T6">: Necesita cumplir con la Ley de Crea y Crece y gestionar sus facturas electrónicas de forma sencilla.<text:line-break/></text:span><text:span text:style-name="Emphasis"><text:span text:style-name="T6">Ejemplo</text:span></text:span><text:span text:style-name="T6">: Un fontanero que necesita enviar facturas digitales a sus clientes y al gobierno.</text:span></text:p>
              </text:list-header>
            </text:list>
            <text:list text:style-name="L8">
              <text:list-header>
                <text:p text:style-name="P28"><text:span text:style-name="Strong_20_Emphasis"><text:span text:style-name="T6">El dueño del bar o comercio</text:span></text:span><text:span text:style-name="T6">: Quiere adaptarse a la normativa y optimizar la gestión de su negocio.<text:line-break/></text:span><text:span text:style-name="Emphasis"><text:span text:style-name="T6">Ejemplo</text:span></text:span><text:span text:style-name="T6">: El propietario de un bar que debe enviar facturas electrónicas para proveedores y servicios.</text:span></text:p>
              </text:list-header>
            </text:list>
            <text:list text:style-name="L9">
              <text:list-header>
                <text:p text:style-name="P29"><text:span text:style-name="Strong_20_Emphasis"><text:span text:style-name="T6">La gestoría</text:span></text:span><text:span text:style-name="T6">: Que maneja las cuentas, los pagos de IRPF y otras obligaciones fiscales del autónomo o la pyme, y requiere un sistema fácil para registrar y enviar las facturas de sus clientes.<text:line-break/></text:span><text:span text:style-name="Emphasis"><text:span text:style-name="T6">Ejemplo</text:span></text:span><text:span text:style-name="T6">: La persona en la gestoría que registra todas las facturas y se asegura de que cumplan la normativa.</text:span></text:p>
                <text:p text:style-name="P29"><text:span text:style-name="Strong_20_Emphasis"><text:span text:style-name="T6">Usuarios finales</text:span></text:span><text:span text:style-name="T6">:</text:span></text:p>
              </text:list-header>
            </text:list>
            <text:list text:style-name="L10">
              <text:list-header>
                <text:p text:style-name="P30">La persona que usa el sistema día a día, como el dueño <text:span text:style-name="T17">de un local comercio</text:span>,<text:span text:style-name="T18"> </text:span><text:span text:style-name="T17">bar o negocio particular,</text:span><text:span text:style-name="T18"> </text:span>el personal <text:span text:style-name="T18">administrat</text:span><text:span text:style-name="T17">ivo </text:span><text:span text:style-name="T18">en</text:span> la gestoría que gestiona l<text:span text:style-name="T17">os impuesto o facturas de autónomos y empresas.</text:span></text:p>
              </text:list-header>
            </text:list>
            <text:list text:continue-list="list2377691001" text:style-name="L7">
              <text:list-header>
                <text:p text:style-name="P31"/>
              </text:list-header>
            </text:list>
            <text:p text:style-name="P24"/>
            <text:p text:style-name="Standard"/>
            <text:p text:style-name="Standard"/>
          </table:table-cell>
        </table:table-row>
      </table:table>
      <text:p text:style-name="Standard"/>
      <text:p text:style-name="Standard"/>
      <text:h text:style-name="Heading_20_1" text:outline-level="1"><text:soft-page-break/>La demanda</text:h>
      <text:p text:style-name="Standard"/>
      <text:p text:style-name="Standard">Se trata de cuantificar la demanda en términos globales (unidades consumidas y/o cifra de ventas) por nuestro mercado de referencia <text:span text:style-name="Footnote_20_Symbol"><text:note text:id="ftn1" text:note-class="footnote"><text:note-citation>1</text:note-citation><text:note-body><text:p text:style-name="Footnote"><text:s/>El mercado de referencia es el conjunto de individuos que consumen el producto, el mercado real o actual.</text:p><text:p text:style-name="Footnote"/><text:p text:style-name="Footnote"/></text:note-body></text:note></text:span>. Se trata de tomarle el pulso al consumo. Es importante determinar tanto el mercado real como el potencial, la diferencia entre ambas magnitudes nos informa del hueco de mercado disponible. .</text:p>
      <text:p text:style-name="Standard"/>
      <text:p text:style-name="Standard">Es posible que no dispongas de toda la información para tu ámbito de actuación geográfica, en ese caso puedes extrapolar los datos obtenidos de ámbitos territoriales más amplios. Siempre es importante conocer qué está sucediendo en el entorno general, que puede estar marcando una tendencia que tarde o temprano nos afectará.</text:p>
      <text:p text:style-name="Standard"/>
      <text:p text:style-name="Standard"/>
      <table:table table:name="Tabla6" table:style-name="Tabla6">
        <table:table-column table:style-name="Tabla6.A"/>
        <table:table-row table:style-name="Tabla6.1">
          <table:table-cell table:style-name="Tabla6.A1" office:value-type="string">
            <text:p text:style-name="P17"/>
            <text:p text:style-name="P32">La demanda del mercado de transformación digital en Cantabria está impulsada por la obligatoriedad de la facturación electrónica <text:span text:style-name="T19">y presencia en internet de todo tipo de negocio, hay un refran que esplica esta situacion, “¡Si no estas en Internet – no existes!”</text:span> con un mercado real compuesto por las pymes, comercios y autónomos actualmente digitalizados, y un mercado potencial que incluye a todas las empresas que deben adaptarse a la normativa.</text:p>
            <text:p text:style-name="P32"/>
            <text:p text:style-name="P33"><text:span text:style-name="T6">A nivel nacional, el sector TI crece a un ritmo anual del 12,8%, reflejando una tendencia al alza en la adopción de soluciones digitales.</text:span></text:p>
            <text:p text:style-name="P33"><text:span text:style-name="T6"/></text:p>
            <text:p text:style-name="P33"><text:span text:style-name="T6">Extrapolando estos datos, en Cantabria existe un </text:span><text:span text:style-name="Strong_20_Emphasis"><text:span text:style-name="T6">hueco de mercado significativo</text:span></text:span><text:span text:style-name="T6"> entre las empresas que ya han implementado la facturación digital y aquellas que necesitan hacerlo en el corto plazo, creando oportunidades de negocio claras.</text:span></text:p>
            <text:p text:style-name="P24"/>
            <text:p text:style-name="Standard"/>
            <text:p text:style-name="Standard"/>
          </table:table-cell>
        </table:table-row>
      </table:table>
      <text:p text:style-name="Standard"/>
      <text:p text:style-name="Standard"/>
      <text:h text:style-name="Heading_20_1" text:outline-level="1">Proveedores e Intermediarios</text:h>
      <text:p text:style-name="Standard">Señala las características más relevantes de estos agentes del mercado para tu negocio según lo que hemos comentado en la Unidad de Trabajo.</text:p>
      <text:p text:style-name="Standard"/>
      <text:p text:style-name="Standard"/>
      <table:table table:name="Tabla7" table:style-name="Tabla7">
        <table:table-column table:style-name="Tabla7.A"/>
        <text:soft-page-break/>
        <table:table-row table:style-name="Tabla7.1">
          <table:table-cell table:style-name="Tabla7.A1" office:value-type="string">
            <text:p text:style-name="P17"/>
            <text:p text:style-name="P32">Los proveedores clave para el negocio incluyen empresas de software de facturación digital, plataformas de servicios en la nube, y proveedores de hardware (ordenadores, impresoras). Es fundamental que sean confiables, ofrezcan soporte técnico y soluciones adaptables a las normativas legales.</text:p>
            <text:p text:style-name="P32"/>
            <text:p text:style-name="P32">Los intermediarios podrían incluir asociaciones empresariales, cámaras de comercio, y asesores fiscales, que actúan como canales de recomendación y distribución, conectando la empresa con clientes potenciales. Su rol es crucial para generar confianza y facilitar el acceso al mercado objetivo.</text:p>
            <text:p text:style-name="Standard"/>
            <text:p text:style-name="Standard"/>
            <text:p text:style-name="Standard"/>
          </table:table-cell>
        </table:table-row>
      </table:table>
      <text:p text:style-name="Standard"/>
      <text:p text:style-name="Standard"/>
      <text:h text:style-name="Heading_20_1" text:outline-level="1">Competencia</text:h>
      <text:p text:style-name="Standard"/>
      <text:p text:style-name="Standard">Es posible que pienses que tener competencia es una desventaja, pero si sabes sacarle provecho, <text:s/>tener competencia te librará de cometer muchos errores. Identifica tu competencia, estudiála para aprender de ella, para identificar sus puntos débiles y superarla. Resume en este apartado la información que puedas localizar sobre tu competencia directa: Nombre, ubicación, servicios prestados, precios, tamaño, ventajas competitivas, debilidades, etc..</text:p>
      <text:p text:style-name="Standard"/>
      <text:p text:style-name="Standard"/>
      <table:table table:name="Tabla8" table:style-name="Tabla8">
        <table:table-column table:style-name="Tabla8.A"/>
        <table:table-row table:style-name="Tabla8.1">
          <table:table-cell table:style-name="Tabla8.A1" office:value-type="string">
            <text:p text:style-name="P17"/>
            <text:p text:style-name="P24">En el ámbito de la transformación digital en Cantabria, la competencia directa incluye empresas tecnológicas y consultoras locales que ofrecen servicios similares: </text:p>
            <text:p text:style-name="P24"/>
            <text:p text:style-name="Text_20_body"><text:span text:style-name="Strong_20_Emphasis"><text:span text:style-name="T6">CIC Consulting Informático</text:span></text:span><text:span text:style-name="T6">:</text:span></text:p>
            <text:list text:style-name="L11">
              <text:list-header>
                <text:p text:style-name="P34"><text:span text:style-name="Strong_20_Emphasis"><text:span text:style-name="T8">Ubicación</text:span></text:span><text:span text:style-name="T8">: Santander.</text:span></text:p>
                <text:p text:style-name="P34"><text:span text:style-name="Strong_20_Emphasis"><text:span text:style-name="T8">Servicios</text:span></text:span><text:span text:style-name="T8">: Consultoría tecnológica y soluciones informáticas personalizadas.</text:span></text:p>
                <text:p text:style-name="P34"><text:span text:style-name="Strong_20_Emphasis"><text:span text:style-name="T8">Ventaja</text:span></text:span><text:span text:style-name="T8">: Amplia experiencia y equipo consolidado.</text:span></text:p>
                <text:p text:style-name="P35"><text:span text:style-name="Strong_20_Emphasis"><text:span text:style-name="T8">Debilidad</text:span></text:span><text:span text:style-name="T8">: Enfoque en empresas medianas y grandes, menos atención a pequeñas empresas.</text:span></text:p>
              </text:list-header>
            </text:list>
            <text:p text:style-name="P36">Mig Adversing:</text:p>
            <text:p text:style-name="P37"><text:s text:c="7"/>Ubicación: Santander, Madrid.</text:p>
            <text:p text:style-name="P37"><text:s text:c="7"/>Servicios: Desarrollos de software personalizados.</text:p>
            <text:p text:style-name="P37"><text:soft-page-break/><text:s text:c="7"/>Ventaja: Amplia experiencia y los dueños de la empresa son programadores.</text:p>
            <text:p text:style-name="P37"><text:s text:c="7"/>Debilidad: Puntos débiles no encontrados.</text:p>
            <text:p text:style-name="P37">Netkia: </text:p>
            <text:p text:style-name="P37"><text:s text:c="3"/>Ubicación: Torrelavega.</text:p>
            <text:p text:style-name="P37"><text:s text:c="3"/>Servicio: Desarrollo de software, consultoría informática.</text:p>
            <text:p text:style-name="P37"><text:s text:c="3"/>Ventajas: Amplia experiencia y un equipo solido de procesionales.</text:p>
            <text:p text:style-name="P37"><text:s text:c="3"/>Debilidad: <text:span text:style-name="T20">No otorgan el valor que tienen a los talentos jóvenes <text:s/>y desarrolladores juniors.</text:span></text:p>
            <text:p text:style-name="P37"/>
          </table:table-cell>
        </table:table-row>
      </table:table>
      <text:p text:style-name="Standard"/>
      <text:p text:style-name="Standard"/>
      <text:h text:style-name="Heading_20_1" text:outline-level="1">Conclusiones: diagnóstico de la situación inicial</text:h>
      <text:p text:style-name="Standard"/>
      <text:p text:style-name="P32"><text:span text:style-name="T6"/></text:p>
      <text:p text:style-name="Standard"/>
      <text:p text:style-name="Standard"/>
      <text:p text:style-name="Standard"/>
      <table:table table:name="Tabla9" table:style-name="Tabla9">
        <table:table-column table:style-name="Tabla9.A"/>
        <table:table-row table:style-name="Tabla9.1">
          <table:table-cell table:style-name="Tabla9.A1" office:value-type="string">
            <text:p text:style-name="P17"/>
            <text:p text:style-name="P38"><text:span text:style-name="T6">El mercado de transformación digital en Cantabria presenta un </text:span><text:span text:style-name="Strong_20_Emphasis"><text:span text:style-name="T6">gran potencial</text:span></text:span><text:span text:style-name="T6">, impulsado por la obligatoriedad de la facturación digital y el creciente interés en la modernización empresarial. Aunque existe una competencia sólida, especialmente de empresas locales consolidadas y startups innovadoras, el enfoque en soluciones personalizadas y asequibles para pymes y autónomos constituye un </text:span><text:span text:style-name="Strong_20_Emphasis"><text:span text:style-name="T6">hueco de mercado</text:span></text:span><text:span text:style-name="T6"> aprovechable.</text:span></text:p>
            <text:p text:style-name="P39">La demanda está en aumento, con un mercado real que incluye empresas ya digitalizadas y un mercado potencial formado por aquellas que necesitan adaptarse. Los proveedores clave ofrecen herramientas tecnológicas adaptadas, mientras que los intermediarios como cámaras de comercio y asesores fiscales son aliados estratégicos para conectar con los clientes.</text:p>
            <text:p text:style-name="P39">En resumen, la empresa tiene una oportunidad clara para posicionarse como un referente local, ofreciendo servicios especializados que combinen cumplimiento legal, soporte técnico accesible y atención personalizada.</text:p>
            <text:p text:style-name="Standard"/>
            <text:p text:style-name="Standard"/>
          </table:table-cell>
        </table:table-row>
      </table:table>
      <text:p text:style-name="Standard"/>
      <text:p text:style-name="Standard"/>
      <text:h text:style-name="Heading_20_1" text:outline-level="1"><text:soft-page-break/>Referencias al material consultado para la realización del apartado</text:h>
      <text:p text:style-name="Standard"/>
      <text:p text:style-name="Standard">No te olvides de incluir las fuentes de información que has utilizado como notas al final de documento. Si se trata de documentos publicados en Internet, por favor incluye el enlace .</text:p>
      <text:p text:style-name="Standard"/>
      <text:p text:style-name="P40"><text:span text:style-name="Strong_20_Emphasis"><text:s text:c="11"/></text:span><text:span text:style-name="Strong_20_Emphasis"><text:span text:style-name="T6"><text:s/>INE (Instituto Nacional de Estadística)</text:span></text:span><text:span text:style-name="T6">:</text:span></text:p>
      <text:list text:style-name="L12">
        <text:list-header>
          <text:p text:style-name="P41">Datos sobre el crecimiento del sector TIC en España:<text:line-break/>www.ine.es</text:p>
        </text:list-header>
      </text:list>
      <text:list text:style-name="L13">
        <text:list-header>
          <text:p text:style-name="P42"><text:span text:style-name="Strong_20_Emphasis"><text:span text:style-name="T6">Asociación Española de Agencias de Desarrollo Regional (Foro ADR) y ENISA</text:span></text:span><text:span text:style-name="T6">:</text:span></text:p>
        </text:list-header>
      </text:list>
      <text:list text:style-name="L14">
        <text:list-header>
          <text:p text:style-name="P43">Información sobre startups innovadoras en Cantabria:<text:line-break/>www.sodercan.es</text:p>
        </text:list-header>
      </text:list>
      <text:list text:style-name="L15">
        <text:list-header>
          <text:p text:style-name="P44"><text:span text:style-name="Strong_20_Emphasis"><text:span text:style-name="T6">Cantabria Económica</text:span></text:span><text:span text:style-name="T6">:</text:span></text:p>
        </text:list-header>
      </text:list>
      <text:list text:style-name="L16">
        <text:list-header>
          <text:p text:style-name="P45">Datos sobre empleo y empresas tecnológicas en Cantabria:<text:line-break/>cantabriaeconomica.com</text:p>
        </text:list-header>
      </text:list>
      <text:p text:style-name="P46"/>
      <text:p text:style-name="Standard"/>
      <text:p text:style-name="P47"/>
      <text:p text:style-name="P48">2. Definición de la misión y establecimiento de objetivos</text:p>
      <text:p text:style-name="P49"/>
      <text:h text:style-name="Heading_20_1" text:outline-level="1">Misión</text:h>
      <text:p text:style-name="Standard"/>
      <table:table table:name="Tabla10" table:style-name="Tabla10">
        <table:table-column table:style-name="Tabla10.A"/>
        <table:table-row table:style-name="Tabla10.1">
          <table:table-cell table:style-name="Tabla10.A1" office:value-type="string">
            <text:p text:style-name="P50"/>
            <text:p text:style-name="Text_20_body"><text:span text:style-name="T6">La misión de</text:span><text:span text:style-name="T15"> </text:span><text:span text:style-name="T21">Instinct</text:span><text:span text:style-name="Strong_20_Emphasis"><text:span text:style-name="T15"> </text:span></text:span><text:span text:style-name="Strong_20_Emphasis"><text:span text:style-name="T6">S.L.</text:span></text:span><text:span text:style-name="T6"> es ayudar a las empresas de Cantabria a adaptarse a los desafíos de la transformación digital, proporcionando soluciones prácticas, personalizadas y accesibles. Nos comprometemos a ofrecer un servicio útil, ético y de calidad, que no solo beneficie a nuestros clientes, sino que también nos permita realizar un trabajo significativo y necesario que contribuya al bienestar de la sociedad y que nos haga sentir orgullosos.</text:span></text:p>
            <text:p text:style-name="Standard"/>
            <text:p text:style-name="Standard"/>
            <text:p text:style-name="Standard"/>
          </table:table-cell>
        </table:table-row>
      </table:table>
      <text:h text:style-name="Heading_20_1" text:outline-level="1"/>
      <text:h text:style-name="Heading_20_1" text:outline-level="1">Objetivos </text:h>
      <text:p text:style-name="Standard"/>
      <table:table table:name="Tabla11" table:style-name="Tabla11">
        <table:table-column table:style-name="Tabla11.A"/>
        <table:table-row table:style-name="Tabla11.1">
          <table:table-cell table:style-name="Tabla11.A1" office:value-type="string">
            <text:list text:style-name="L17">
              <text:list-header>
                <text:p text:style-name="P51"><text:span text:style-name="Strong_20_Emphasis"><text:span text:style-name="Strong_20_Emphasis"><text:span text:style-name="T22">C</text:span></text:span></text:span><text:span text:style-name="Strong_20_Emphasis"><text:span text:style-name="T6">orto Plazo</text:span></text:span><text:span text:style-name="T6">:</text:span></text:p>
              </text:list-header>
            </text:list>
            <text:list text:style-name="L18">
              <text:list-header>
                <text:p text:style-name="P52"><text:span text:style-name="T6">Adaptar al menos </text:span><text:span text:style-name="Strong_20_Emphasis"><text:span text:style-name="T8">30 empresas locales</text:span></text:span><text:span text:style-name="T6"> a la facturación digital durante el primer año.</text:span></text:p>
              </text:list-header>
            </text:list>
            <text:list text:style-name="L19">
              <text:list-header>
                <text:p text:style-name="P53"><text:span text:style-name="Strong_20_Emphasis"><text:span text:style-name="T6">Medio Plazo</text:span></text:span><text:span text:style-name="T6">:</text:span></text:p>
              </text:list-header>
            </text:list>
            <text:list text:style-name="L20">
              <text:list-header>
                <text:p text:style-name="P54"><text:span text:style-name="T6">Incrementar la facturación anual en un </text:span><text:span text:style-name="Strong_20_Emphasis"><text:span text:style-name="T6">20% durante los primeros tres años</text:span></text:span><text:span text:style-name="T6">.</text:span></text:p>
                <text:p text:style-name="P55">Ser reconocidos como un referente local en soluciones de transformación digital.</text:p>
              </text:list-header>
            </text:list>
            <text:list text:style-name="L21">
              <text:list-header>
                <text:p text:style-name="P56"><text:span text:style-name="Strong_20_Emphasis"><text:span text:style-name="T6">Largo Plazo</text:span></text:span><text:span text:style-name="T6">:</text:span></text:p>
              </text:list-header>
            </text:list>
            <text:list text:style-name="L22">
              <text:list-header>
                <text:p text:style-name="P57">Ampliar la cartera de servicios, incorporando nuevas tecnologías como inteligencia artificial o automatización.</text:p>
                <text:p text:style-name="P58">Expandir la base de clientes a nivel regional, manteniendo un enfoque personalizado y cercano.</text:p>
              </text:list-header>
            </text:list>
            <text:p text:style-name="Standard"><text:soft-page-break/></text:p>
            <text:p text:style-name="Standard"/>
            <text:p text:style-name="Standard"/>
          </table:table-cell>
        </table:table-row>
      </table:table>
      <text:p text:style-name="Standard"/>
      <text:p text:style-name="P11"/>
      <text:p text:style-name="Standard"/>
      <text:p text:style-name="P48">3. Estrategias de Marketing Mix</text:p>
      <text:p text:style-name="P46"><text:s/><text:line-break/></text:p>
      <text:h text:style-name="Heading_20_1" text:outline-level="1">El producto</text:h>
      <text:list text:style-name="WW8Num3">
        <text:list-item>
          <text:p text:style-name="P59">Descripción de los tres niveles de diseño del producto: </text:p>
        </text:list-item>
      </text:list>
      <text:p text:style-name="P60">Básico</text:p>
      <text:p text:style-name="P61"><text:span text:style-name="T23">Real</text:span><text:span text:style-name="T7">: Diseño, calidad, marca, logo, envase, etiquetado. Si lo que ofreces es un servicio, sustituye los apartados referidos al envase por todo lo que tiene que ver con la presentación del servicio: decoración, uniformes, etc..</text:span></text:p>
      <text:p text:style-name="P62"><text:span text:style-name="T23">Aumentado</text:span><text:span text:style-name="T7">: Servicios de apoyo y ventajas asociadas al consumo</text:span></text:p>
      <text:p text:style-name="P16"/>
      <text:list text:continue-numbering="true" text:style-name="WW8Num3">
        <text:list-item>
          <text:p text:style-name="P59">Etapa del ciclo de vida en la que se encuentra el producto y estrategia a seguir.</text:p>
        </text:list-item>
      </text:list>
      <text:p text:style-name="P16"/>
      <text:p text:style-name="P63"/>
      <table:table table:name="Tabla12" table:style-name="Tabla12">
        <table:table-column table:style-name="Tabla12.A"/>
        <table:table-row table:style-name="Tabla12.1">
          <table:table-cell table:style-name="Tabla12.A1" office:value-type="string">
            <text:p text:style-name="P64"><text:span text:style-name="Strong_20_Emphasis"><text:span text:style-name="T24">Niveles de Diseño del Producto</text:span></text:span></text:p>
            <text:list text:style-name="L23">
              <text:list-header>
                <text:p text:style-name="P65"><text:span text:style-name="Strong_20_Emphasis"><text:span text:style-name="T24">Producto Básico</text:span></text:span><text:span text:style-name="T24">:<text:line-break/>El servicio fundamental es ayudar a empresas y comercios a implementar soluciones de transformación digital, principalmente la facturación electrónica, asegurando el cumplimiento de la </text:span><text:span text:style-name="T25">Ley de Crea y Crece</text:span><text:span text:style-name="T24">.</text:span></text:p>
                <text:p text:style-name="P65"><text:span text:style-name="Strong_20_Emphasis"><text:span text:style-name="T24">Producto Real</text:span></text:span><text:span text:style-name="T24">:</text:span></text:p>
                <text:list>
                  <text:list-header>
                    <text:p text:style-name="P66"><text:span text:style-name="Strong_20_Emphasis"><text:span text:style-name="T24">Diseño</text:span></text:span><text:span text:style-name="T24">: Servicio personalizado y adaptado a las necesidades específicas de cada cliente.</text:span></text:p>
                    <text:p text:style-name="P66"><text:span text:style-name="Strong_20_Emphasis"><text:span text:style-name="T24">Calidad</text:span></text:span><text:span text:style-name="T24">: Altos estándares en consultoría y soporte técnico, garantizando soluciones efectivas y duraderas.</text:span></text:p>
                    <text:p text:style-name="P66"><text:span text:style-name="Strong_20_Emphasis"><text:span text:style-name="T24">Marca</text:span></text:span><text:span text:style-name="T24">: La marca </text:span><text:span text:style-name="Strong_20_Emphasis"><text:span text:style-name="T26">I</text:span></text:span><text:span text:style-name="Strong_20_Emphasis"><text:span text:style-name="T27">nstinct</text:span></text:span><text:span text:style-name="Strong_20_Emphasis"><text:span text:style-name="T24"> S.L.</text:span></text:span><text:span text:style-name="T24"> transmite confianza, proximidad y especialización en transformación digital.</text:span></text:p>
                    <text:p text:style-name="P66"><text:span text:style-name="Strong_20_Emphasis"><text:span text:style-name="T24">Presentación</text:span></text:span><text:span text:style-name="T24">:</text:span></text:p>
                    <text:list>
                      <text:list-header>
                        <text:p text:style-name="P67">Decoración del espacio de trabajo o reuniones virtuales con elementos visuales claros y atractivos.</text:p>
                        <text:p text:style-name="P67">Personal que representa la marca con un trato profesional, cercano y accesible.</text:p>
                      </text:list-header>
                    </text:list>
                  </text:list-header>
                </text:list>
                <text:p text:style-name="P65"><text:span text:style-name="Strong_20_Emphasis"><text:span text:style-name="T24">Producto Aumentado</text:span></text:span><text:span text:style-name="T24">:</text:span></text:p>
                <text:list text:continue-numbering="true">
                  <text:list-header>
                    <text:p text:style-name="P66"><text:span text:style-name="Strong_20_Emphasis"><text:span text:style-name="T24">Servicios de apoyo</text:span></text:span><text:span text:style-name="T24">: Formación a los clientes para que usen las herramientas digitales de manera autónoma.</text:span></text:p>
                    <text:p text:style-name="P66"><text:span text:style-name="Strong_20_Emphasis"><text:span text:style-name="T24">Ventajas asociadas</text:span></text:span><text:span text:style-name="T24">: Soporte técnico continuo y asesoramiento gratuito sobre nuevas normativas.</text:span></text:p>
                    <text:p text:style-name="P65"><text:span text:style-name="Strong_20_Emphasis"><text:span text:style-name="T24">Garantías</text:span></text:span><text:span text:style-name="T24">: Compromiso de acompañamiento hasta que la empresa cliente opere de forma completamente digital.</text:span></text:p>
                  </text:list-header>
                </text:list>
              </text:list-header>
            </text:list>
            <text:p text:style-name="P68"/>
            <text:p text:style-name="Standard"/>
            <text:p text:style-name="Standard"/>
            <text:p text:style-name="Standard"/>
          </table:table-cell>
        </table:table-row>
      </table:table>
      <text:p text:style-name="P69"><text:soft-page-break/></text:p>
      <text:h text:style-name="P70" text:outline-level="1">El precio</text:h>
      <text:p text:style-name="P16">Aunque de momento no tienes información respecto a tus costes si que puedes fijarte una estrategia a seguir (revisa el documento sobre los distintos métodos de establecimiento de precios). Investiga los precios de la competencia para tenerlos como referencia. Justifica tu respuesta.</text:p>
      <text:p text:style-name="P16"/>
      <table:table table:name="Tabla13" table:style-name="Tabla13">
        <table:table-column table:style-name="Tabla13.A"/>
        <table:table-row table:style-name="Tabla13.1">
          <table:table-cell table:style-name="Tabla13.A1" office:value-type="string">
            <text:p text:style-name="P17"/>
            <text:p text:style-name="Text_20_body"><text:span text:style-name="T24">En Cantabria, las empresas de servicios de consultoría tecnológica o transformación digital suelen cobrar entre </text:span><text:span text:style-name="Strong_20_Emphasis"><text:span text:style-name="T24">25€ y 60€ por hora</text:span></text:span><text:span text:style-name="T24"> dependiendo del nivel de especialización y del cliente objetivo (pymes o grandes empresas).</text:span></text:p>
            <text:list text:style-name="L24">
              <text:list-item>
                <text:p text:style-name="P71"><text:span text:style-name="Strong_20_Emphasis"><text:span text:style-name="T24">Startups y pequeñas consultoras</text:span></text:span><text:span text:style-name="T24">: Tienden a ubicarse en el rango más bajo (25€-40€/hora).</text:span></text:p>
              </text:list-item>
              <text:list-item>
                <text:p text:style-name="P72"><text:span text:style-name="Strong_20_Emphasis"><text:span text:style-name="T24">Grandes empresas o consultoras consolidadas</text:span></text:span><text:span text:style-name="T24">: Pueden llegar a cobrar 60€ o más por hora debido a su experiencia y reputación.</text:span></text:p>
              </text:list-item>
            </text:list>
            <text:p text:style-name="P73">Dado que <text:span text:style-name="T28">mi</text:span> negocio está comenzando, <text:span text:style-name="T28">mi</text:span> estrategia competitiva sería ofrecer tarifas dentro del rango bajo-medio para atraer clientes iniciales, sin comprometer tu sostenibilidad económica.</text:p>
            <text:list text:style-name="L25">
              <text:list-item>
                <text:p text:style-name="P74"><text:span text:style-name="Strong_20_Emphasis"><text:span text:style-name="T24">Sugerencia de precio inicial</text:span></text:span><text:span text:style-name="T24">: </text:span><text:span text:style-name="T27">2</text:span><text:span text:style-name="Strong_20_Emphasis"><text:span text:style-name="T24">0-</text:span></text:span><text:span text:style-name="Strong_20_Emphasis"><text:span text:style-name="T27">27</text:span></text:span><text:span text:style-name="Strong_20_Emphasis"><text:span text:style-name="T24">€/hora</text:span></text:span><text:span text:style-name="T24">.</text:span></text:p>
              </text:list-item>
            </text:list>
            <text:p text:style-name="P73">Esto te posicionará como una opción accesible para pymes y autónomos, destacando tu relación calidad-precio y generando confianza en el mercado</text:p>
            <text:p text:style-name="P75"/>
            <text:p text:style-name="Standard"/>
            <text:p text:style-name="Standard"/>
          </table:table-cell>
        </table:table-row>
      </table:table>
      <text:p text:style-name="P16"/>
      <text:p text:style-name="P16"/>
      <text:h text:style-name="P70" text:outline-level="1">Distribución</text:h>
      <text:p text:style-name="P16"/>
      <text:p text:style-name="P16">Selecciona los canales de distribución y el tipo de distribución que vas a realizar (intensiva, selectiva o exclusiva). Es importante también que definas la localización, especialmente si se trata de un servicio. Si te animas puedes incluir un mapa con la ubicación de tu empresa. <text:s/>Razona todas tus decisiones.</text:p>
      <text:p text:style-name="P16"/>
      <table:table table:name="Tabla14" table:style-name="Tabla14">
        <table:table-column table:style-name="Tabla14.A"/>
        <text:soft-page-break/>
        <table:table-row table:style-name="Tabla14.1">
          <table:table-cell table:style-name="Tabla14.A1" office:value-type="string">
            <text:p text:style-name="P17"/>
            <text:p text:style-name="Text_20_body"><text:span text:style-name="T29">Al tratarse de un servicio de transformación digital, los canales de distribución serán principalmente </text:span><text:span text:style-name="Strong_20_Emphasis"><text:span text:style-name="T29">digitales</text:span></text:span><text:span text:style-name="T29"> y </text:span><text:span text:style-name="Strong_20_Emphasis"><text:span text:style-name="T29">directos</text:span></text:span><text:span text:style-name="T29">:</text:span></text:p>
            <text:list text:style-name="L26">
              <text:list-header>
                <text:p text:style-name="P76"><text:span text:style-name="Strong_20_Emphasis"><text:span text:style-name="T29">Página web corporativa</text:span></text:span><text:span text:style-name="T29">: Como punto central de contacto y promoción, ofreciendo información detallada sobre servicios, precios, y contacto.</text:span></text:p>
                <text:p text:style-name="P76"><text:span text:style-name="Strong_20_Emphasis"><text:span text:style-name="T29">Redes sociales</text:span></text:span><text:span text:style-name="T29">: Utilización de plataformas como LinkedIn, Facebook, e Instagram para promocionar servicios y captar clientes locales.</text:span></text:p>
                <text:p text:style-name="P76"><text:span text:style-name="Strong_20_Emphasis"><text:span text:style-name="T29">Colaboraciones con intermediarios locales</text:span></text:span><text:span text:style-name="T29">:</text:span></text:p>
                <text:list>
                  <text:list-item>
                    <text:p text:style-name="P77">Cámaras de comercio.</text:p>
                  </text:list-item>
                  <text:list-item>
                    <text:p text:style-name="P77">Asociaciones empresariales.</text:p>
                  </text:list-item>
                  <text:list-item>
                    <text:p text:style-name="P77">Asesores fiscales y contables que puedan recomendar el servicio.</text:p>
                  </text:list-item>
                </text:list>
                <text:p text:style-name="P78"><text:span text:style-name="Strong_20_Emphasis"><text:span text:style-name="T29">Eventos y ferias locales</text:span></text:span><text:span text:style-name="T29">: Participación en jornadas y eventos empresariales en Cantabria para conectar directamente con clientes.</text:span></text:p>
              </text:list-header>
            </text:list>
            <text:p text:style-name="Standard"><text:span text:style-name="Strong_20_Emphasis"><text:span text:style-name="T29">Distribución selectiva</text:span></text:span><text:span text:style-name="T29">: Se elige llegar a un público objetivo específico (pymes, comercios y autónomos locales), concentrando los esfuerzos en Cantabria para maximizar recursos y garantizar un servicio personalizado y accesible. </text:span></text:p>
            <text:p text:style-name="P79"/>
            <text:h text:style-name="Heading_20_4" text:outline-level="4"><text:span text:style-name="Strong_20_Emphasis"><text:span text:style-name="T29">Localización</text:span></text:span></text:h>
            <text:list text:style-name="L27">
              <text:list-header>
                <text:p text:style-name="P80"><text:span text:style-name="Strong_20_Emphasis"><text:span text:style-name="T29">Ubicación física (opcional)</text:span></text:span><text:span text:style-name="T29">: Un pequeño despacho en Santander o en el Parque Científico y Tecnológico de Cantabria (PCTCAN), lo que refuerza la imagen de innovación y profesionalidad.</text:span></text:p>
                <text:p text:style-name="P81"><text:span text:style-name="Strong_20_Emphasis"><text:span text:style-name="T29">Ubicación digital</text:span></text:span><text:span text:style-name="T29">: Presencia sólida en plataformas digitales que permita contactar con clientes desde cualquier punto de Cantabria.</text:span></text:p>
              </text:list-header>
            </text:list>
            <text:h text:style-name="Heading_20_4" text:outline-level="4"><text:span text:style-name="Strong_20_Emphasis"><text:span text:style-name="T29">Razón de las Decisiones</text:span></text:span></text:h>
            <text:list text:style-name="L28">
              <text:list-header>
                <text:p text:style-name="P82"><text:span text:style-name="Strong_20_Emphasis"><text:span text:style-name="T29">Digitalización de clientes potenciales</text:span></text:span><text:span text:style-name="T29">: La mayoría de las empresas que necesitan transformación digital buscan información y servicios en línea.</text:span></text:p>
                <text:p text:style-name="P82"><text:span text:style-name="Strong_20_Emphasis"><text:span text:style-name="T29">Optimización de recursos</text:span></text:span><text:span text:style-name="T29">: Una distribución digital y directa reduce costes y facilita llegar al público objetivo.</text:span></text:p>
                <text:p text:style-name="P83"><text:span text:style-name="Strong_20_Emphasis"><text:span text:style-name="T29">Proximidad local</text:span></text:span><text:span text:style-name="T29">: Estar enfocado en Cantabria permite personalizar la oferta y competir con empresas nacionales que no tienen presencia directa en la región.</text:span></text:p>
              </text:list-header>
            </text:list>
            <text:p text:style-name="P79"/>
          </table:table-cell>
        </table:table-row>
      </table:table>
      <text:p text:style-name="P16"/>
      <text:p text:style-name="P16"/>
      <text:p text:style-name="P84"/>
      <text:h text:style-name="P70" text:outline-level="1">Comunicación</text:h>
      <text:p text:style-name="Standard">Revisa las dos presentaciones que se incluyen este epígrafe de la unidad de trabajo.</text:p>
      <text:p text:style-name="Standard">Tienes que : Identificar la audiencia objetivo, los objetivos de la campaña, el mensaje, los medios o canales y las herramientas. </text:p>
      <text:p text:style-name="Standard"/>
      <text:p text:style-name="Standard">A la hora de seleccionar los medios ten en cuenta tanto tu ámbito geográfico como las costumbres de tus clientes. </text:p>
      <text:p text:style-name="Standard"/>
      <text:p text:style-name="Standard"/>
      <text:p text:style-name="P16"/>
      <table:table table:name="Tabla15" table:style-name="Tabla15">
        <table:table-column table:style-name="Tabla15.A"/>
        <text:soft-page-break/>
        <table:table-row table:style-name="Tabla15.1">
          <table:table-cell table:style-name="Tabla15.A1" office:value-type="string">
            <text:h text:style-name="Heading_20_4" text:outline-level="4"><text:span text:style-name="Strong_20_Emphasis"><text:span text:style-name="T24">Audiencia Objetivo</text:span></text:span></text:h>
            <text:list text:style-name="L29">
              <text:list-header>
                <text:p text:style-name="P85"><text:span text:style-name="Strong_20_Emphasis"><text:span text:style-name="T24">Pymes, comercios locales y autónomos</text:span></text:span><text:span text:style-name="T24"> en Cantabria, con necesidad de adaptarse a la facturación digital.</text:span></text:p>
                <text:p text:style-name="P86">Perfil: Dueños de negocios o gerentes, principalmente con un nivel básico de conocimiento tecnológico, pero conscientes de la importancia de cumplir con la normativa.</text:p>
              </text:list-header>
            </text:list>
            <text:h text:style-name="Heading_20_4" text:outline-level="4"><text:span text:style-name="Strong_20_Emphasis"><text:span text:style-name="T24">Objetivos de la Campaña</text:span></text:span></text:h>
            <text:list text:style-name="L30">
              <text:list-header>
                <text:p text:style-name="P87"><text:span text:style-name="Strong_20_Emphasis"><text:span text:style-name="T24">Dar a conocer los servicios</text:span></text:span><text:span text:style-name="T24"> de la empresa como solución a la facturación digital obligatoria.</text:span></text:p>
                <text:p text:style-name="P87"><text:span text:style-name="Strong_20_Emphasis"><text:span text:style-name="T24">Construir confianza</text:span></text:span><text:span text:style-name="T24"> en la marca mediante un enfoque personalizado y accesible.</text:span></text:p>
                <text:p text:style-name="P88"><text:span text:style-name="Strong_20_Emphasis"><text:span text:style-name="T24">Generar clientes iniciales</text:span></text:span><text:span text:style-name="T24"> a través de referencias y recomendaciones</text:span></text:p>
              </text:list-header>
            </text:list>
            <text:h text:style-name="Heading_20_4" text:outline-level="4"><text:span text:style-name="Strong_20_Emphasis"><text:span text:style-name="T24">Mensaje</text:span></text:span></text:h>
            <text:list text:style-name="L31">
              <text:list-header>
                <text:p text:style-name="P89"><text:span text:style-name="Strong_20_Emphasis"><text:span text:style-name="T24">Slogan</text:span></text:span><text:span text:style-name="T24">: "Digitaliza tu negocio, simplifica tu </text:span><text:span text:style-name="T30">presente y el futuro</text:span><text:span text:style-name="T24">."</text:span></text:p>
                <text:p text:style-name="P90">Transmitir que la empresa es un aliado confiable y cercano para facilitar la transición digital de manera simple y eficiente.</text:p>
              </text:list-header>
            </text:list>
            <text:h text:style-name="Heading_20_4" text:outline-level="4"><text:span text:style-name="Strong_20_Emphasis"><text:span text:style-name="T24">Medios o Canales</text:span></text:span></text:h>
            <text:list text:style-name="L32">
              <text:list-header>
                <text:p text:style-name="P91"><text:span text:style-name="Strong_20_Emphasis"><text:span text:style-name="T24">Boca a boca</text:span></text:span><text:span text:style-name="T24">: Aprovechar recomendaciones directas de clientes satisfechos y relaciones en la comunidad empresarial local.</text:span></text:p>
                <text:p text:style-name="P91"><text:span text:style-name="Strong_20_Emphasis"><text:span text:style-name="T24">Redes Sociales</text:span></text:span><text:span text:style-name="T24">: Presencia en plataformas como Facebook y LinkedIn para captar la atención de pymes y comercios, usando publicaciones educativas y casos de éxito.</text:span></text:p>
                <text:p text:style-name="P91"><text:span text:style-name="Strong_20_Emphasis"><text:span text:style-name="T24">Email Marketing</text:span></text:span><text:span text:style-name="T24">: Campañas dirigidas a bases de datos de asociaciones locales, cámaras de comercio y ferias empresariales.</text:span></text:p>
                <text:p text:style-name="P91"><text:span text:style-name="Strong_20_Emphasis"><text:span text:style-name="T24">Contactos directos</text:span></text:span><text:span text:style-name="T24">:</text:span></text:p>
                <text:list>
                  <text:list-header>
                    <text:p text:style-name="P92">Visitas a comercios y pymes locales.</text:p>
                    <text:p text:style-name="P93">Participación en eventos empresariales o jornadas de networking organizadas en Cantabria.</text:p>
                    <text:p text:style-name="P93"/>
                  </text:list-header>
                </text:list>
              </text:list-header>
            </text:list>
            <text:p text:style-name="P75">En Cantabria, <text:span text:style-name="T4">el </text:span><text:span text:style-name="Strong_20_Emphasis"><text:span text:style-name="T4">boca a boca</text:span></text:span><text:span text:style-name="T4"> y el contacto directo</text:span> funcionan porque las empresas locales valoran las relaciones personales y la confianza. Complementar esto con una presencia digital ayuda a captar a un público más amplio y reforzar la credibilidad del negocio. </text:p>
            <text:p text:style-name="Standard"/>
          </table:table-cell>
        </table:table-row>
      </table:table>
      <text:p text:style-name="Standard"/>
      <text:p text:style-name="Standard"/>
      <text:p text:style-name="P48">4. Presupuesto</text:p>
      <text:p text:style-name="P69"/>
      <text:p text:style-name="P16">Tendrás que investigar un poco más para resolver este apartado. Internet te puede resultar de gran ayuda.</text:p>
      <text:p text:style-name="P16"/>
      <table:table table:name="Tabla16" table:style-name="Tabla16">
        <table:table-column table:style-name="Tabla16.A"/>
        <text:soft-page-break/>
        <table:table-row table:style-name="Tabla16.1">
          <table:table-cell table:style-name="Tabla16.A1" office:value-type="string">
            <text:h text:style-name="P94" text:outline-level="4"><text:span text:style-name="Strong_20_Emphasis"><text:span text:style-name="T31">Gastos de Infraestructura</text:span></text:span></text:h>
            <text:list text:style-name="L33">
              <text:list-header>
                <text:p text:style-name="P95"><text:span text:style-name="Strong_20_Emphasis"><text:span text:style-name="T31">Espacio de trabajo</text:span></text:span><text:span text:style-name="T31">:</text:span></text:p>
                <text:list>
                  <text:list-header>
                    <text:p text:style-name="P96"><text:span text:style-name="T31">Alquiler de un pequeño despacho en Santander o coworking (PCTCAN): </text:span><text:span text:style-name="Strong_20_Emphasis"><text:span text:style-name="T31">300-500€/mes</text:span></text:span><text:span text:style-name="T31">.</text:span></text:p>
                    <text:p text:style-name="P97">Alternativa: Trabajo desde casa para reducir costes.</text:p>
                  </text:list-header>
                </text:list>
                <text:p text:style-name="P95"><text:span text:style-name="Strong_20_Emphasis"><text:span text:style-name="T31">Equipamiento</text:span></text:span><text:span text:style-name="T31">:</text:span></text:p>
                <text:list text:continue-numbering="true">
                  <text:list-header>
                    <text:p text:style-name="P96"><text:span text:style-name="T31">Ordenador, impresora, y otros equipos básicos: </text:span><text:span text:style-name="Strong_20_Emphasis"><text:span text:style-name="T31">1.500-2.000€ (pago único)</text:span></text:span><text:span text:style-name="T31">.</text:span></text:p>
                  </text:list-header>
                </text:list>
                <text:p text:style-name="P95"><text:span text:style-name="Strong_20_Emphasis"><text:span text:style-name="T31">Software</text:span></text:span><text:span text:style-name="T31">:</text:span></text:p>
                <text:list text:continue-numbering="true">
                  <text:list-header>
                    <text:p text:style-name="P95"><text:span text:style-name="T31">Licencias de programas de facturación digital y herramientas de gestión (CRM, contabilidad): </text:span><text:span text:style-name="Strong_20_Emphasis"><text:span text:style-name="T31">50-100€/mes</text:span></text:span><text:span text:style-name="T31">.</text:span></text:p>
                    <text:p text:style-name="P98"><text:span text:style-name="Strong_20_Emphasis"><text:span text:style-name="T31"/></text:span></text:p>
                  </text:list-header>
                </text:list>
              </text:list-header>
            </text:list>
            <text:h text:style-name="P94" text:outline-level="4"><text:span text:style-name="Strong_20_Emphasis"><text:span text:style-name="T31">Otros Gastos Operativos</text:span></text:span></text:h>
            <text:list text:style-name="L34">
              <text:list-header>
                <text:p text:style-name="P99"><text:span text:style-name="Strong_20_Emphasis"><text:span text:style-name="T31">Seguro de responsabilidad civil profesional</text:span></text:span><text:span text:style-name="T31">: </text:span><text:span text:style-name="Strong_20_Emphasis"><text:span text:style-name="T31">200-300€/año</text:span></text:span><text:span text:style-name="T31">.</text:span></text:p>
                <text:p text:style-name="P99"><text:span text:style-name="Strong_20_Emphasis"><text:span text:style-name="T31">Asesoría fiscal y contable</text:span></text:span><text:span text:style-name="T31">: </text:span><text:span text:style-name="Strong_20_Emphasis"><text:span text:style-name="T31">50-100€/mes</text:span></text:span><text:span text:style-name="T31">.</text:span></text:p>
                <text:p text:style-name="P100"><text:span text:style-name="Strong_20_Emphasis"><text:span text:style-name="T31">Formación</text:span></text:span><text:span text:style-name="T31">: Cursos para mantenerte actualizado en normativa y tecnología: </text:span><text:span text:style-name="Strong_20_Emphasis"><text:span text:style-name="T31">100-200€/año</text:span></text:span><text:span text:style-name="T31">.</text:span></text:p>
                <text:p text:style-name="P101"/>
              </text:list-header>
            </text:list>
            <text:h text:style-name="P94" text:outline-level="4"><text:span text:style-name="Strong_20_Emphasis"><text:span text:style-name="T31">Resumen del Presupuesto Inicial</text:span></text:span></text:h>
            <text:list text:style-name="L35">
              <text:list-header>
                <text:p text:style-name="P102"><text:span text:style-name="Strong_20_Emphasis"><text:span text:style-name="T31">Costes iniciales</text:span></text:span><text:span text:style-name="T31"> (primer mes):</text:span></text:p>
                <text:list>
                  <text:list-header>
                    <text:p text:style-name="P103"><text:span text:style-name="T31">Infraestructura, equipos y software: </text:span><text:span text:style-name="Strong_20_Emphasis"><text:span text:style-name="T31">2.500-3.000€</text:span></text:span><text:span text:style-name="T31">.</text:span></text:p>
                    <text:p text:style-name="P103"><text:span text:style-name="T31">Marketing y promoción: </text:span><text:span text:style-name="Strong_20_Emphasis"><text:span text:style-name="T31">700-1.500€</text:span></text:span><text:span text:style-name="T31">.</text:span></text:p>
                  </text:list-header>
                </text:list>
                <text:p text:style-name="P102"><text:span text:style-name="Strong_20_Emphasis"><text:span text:style-name="T31">Costes recurrentes mensuales</text:span></text:span><text:span text:style-name="T31">:</text:span></text:p>
                <text:list text:continue-numbering="true">
                  <text:list-header>
                    <text:p text:style-name="P103"><text:span text:style-name="T31">Alquiler y software: </text:span><text:span text:style-name="Strong_20_Emphasis"><text:span text:style-name="T31">400-600€/mes</text:span></text:span><text:span text:style-name="T31">.</text:span></text:p>
                    <text:p text:style-name="P103"><text:span text:style-name="T31">Marketing y otros operativos: </text:span><text:span text:style-name="Strong_20_Emphasis"><text:span text:style-name="T31">200-400€/mes</text:span></text:span><text:span text:style-name="T31">.</text:span></text:p>
                  </text:list-header>
                </text:list>
                <text:p text:style-name="P102"><text:span text:style-name="Strong_20_Emphasis"><text:span text:style-name="T31">Total inicial estimado</text:span></text:span><text:span text:style-name="T31">: </text:span><text:span text:style-name="Strong_20_Emphasis"><text:span text:style-name="T31">3.200-4.500€</text:span></text:span><text:span text:style-name="T31"> (incluidos los primeros meses de operación).</text:span></text:p>
              </text:list-header>
            </text:list>
            <text:p text:style-name="P104"/>
            <text:p text:style-name="P105"><text:span text:style-name="T18">Teniendo en cuenta que en el mes hay unas 173 horas laborales, y necesito cubrir unos 4.500 €/mes, </text:span></text:p>
            <text:p text:style-name="P105"><text:span text:style-name="T18"/></text:p>
            <text:p text:style-name="P105"><text:span text:style-name="T18">4500 € / 173 = 26 €/hora aproximadamente tendría que cobrar o hay que valorar cobrar menos a la hora y trabajando mas de 8 horas al dia.</text:span></text:p>
            <text:p text:style-name="P105"><text:span text:style-name="T18"/></text:p>
            <text:p text:style-name="P105"><text:span text:style-name="T18">Todos los cálculos son aproximados.</text:span></text:p>
            <text:p text:style-name="P106"/>
            <text:p text:style-name="P106"/>
          </table:table-cell>
        </table:table-row>
      </table:table>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pitch="variable"/>
    <style:font-face style:name="Cambria" svg:font-family="Cambria" style:font-pitch="variable"/>
    <style:font-face style:name="Cascadia Mono SemiBold" svg:font-family="'Cascadia Mono SemiBold'" style:font-family-generic="modern" style:font-pitch="fixed"/>
    <style:font-face style:name="Consolas" svg:font-family="Consolas" style:font-family-generic="modern" style:font-pitch="fixed"/>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Lucida Grande" svg:font-family="'Lucida Grande'" style:font-pitch="variable"/>
    <style:font-face style:name="Lucida Sans"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color="#1f497d" loext:opacity="100%"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end" style:justify-single-word="false"/>
    </style:style>
    <style:style style:name="Footer" style:family="paragraph" style:parent-style-name="Standard" style:class="extra"/>
    <style:style style:name="Sin_20_espaciado" style:display-name="Sin espaciado" style:family="paragraph">
      <style:paragraph-properties fo:line-height="150%"/>
      <style:text-properties style:use-window-font-color="true" loext:opacity="0%" style:font-name="Cambria" fo:font-family="Cambria" style:font-pitch="variable" fo:font-size="11pt" fo:language="es" fo:country="E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plan_20_de_20_empresas" style:display-name="plan de empresas" style:family="paragraph" style:parent-style-name="Heading_20_1" style:next-style-name="Standard" style:default-outline-level="" style:list-style-name="">
      <style:text-properties fo:font-size="20pt" style:font-size-asian="20pt"/>
    </style:style>
    <style:style style:name="Footnote" style:family="paragraph" style:parent-style-name="Standard" style:class="extra"/>
    <style:style style:name="Párrafo_20_de_20_lista" style:display-name="Párrafo de lista" style:family="paragraph" style:parent-style-name="Standard">
      <style:paragraph-properties fo:margin-left="1.27cm" fo:margin-right="0cm" fo:text-indent="0cm" style:auto-text-indent="false"/>
    </style:style>
    <style:style style:name="Estilo1" style:family="paragraph" style:parent-style-name="Standard">
      <style:text-properties fo:color="#1f497d" loext:opacity="100%"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o_20_de_20_globo" style:display-name="Texto de globo" style:family="paragraph" style:parent-style-name="Standard">
      <style:text-properties style:font-name="Lucida Grande" fo:font-family="'Lucida Grande'" style:font-pitch="variable"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WW8Num1z0" style:family="text">
      <style:text-properties style:font-name="Symbol" fo:font-family="Symbol"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5z0" style:family="text">
      <style:text-properties style:font-name="Symbol" fo:font-family="Symbol"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language="ru" fo:country="RU" style:font-size-complex="12pt"/>
    </style:style>
    <style:style style:name="Pie_20_de_20_página_20_Car" style:display-name="Pie de página Car" style:family="text" style:parent-style-name="Fuente_20_de_20_párrafo_20_predeter.">
      <style:text-properties fo:font-size="12pt" fo:language="ru" fo:country="RU" style:font-size-asian="12pt" style:font-size-complex="12pt"/>
    </style:style>
    <style:style style:name="Sin_20_espaciado_20_Car" style:display-name="Sin espaciado Car" style:family="text" style:parent-style-name="Fuente_20_de_20_párrafo_20_predeter.">
      <style:text-properties style:font-name="Cambria" fo:font-family="Cambria" style:font-pitch="variable" fo:font-size="11pt" fo:language="es" fo:country="ES" style:font-size-asian="11pt" style:font-size-complex="11pt" style:language-complex="ar" style:country-complex="SA"/>
    </style:style>
    <style:style style:name="Page_20_Number" style:display-name="Page Number" style:family="text" style:parent-style-name="Fuente_20_de_20_párrafo_20_predeter."/>
    <style:style style:name="Texto_20_nota_20_pie_20_Car" style:display-name="Texto nota pie Car" style:family="text" style:parent-style-name="Fuente_20_de_20_párrafo_20_predeter.">
      <style:text-properties fo:font-size="12pt" fo:language="ru" fo:country="RU" style:font-size-asian="12pt" style:font-size-complex="12pt"/>
    </style:style>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Texto_20_de_20_globo_20_Car" style:display-name="Texto de globo Car" style:family="text" style:parent-style-name="Fuente_20_de_20_párrafo_20_predeter.">
      <style:text-properties style:font-name="Lucida Grande" fo:font-family="'Lucida Grande'" style:font-pitch="variable" fo:font-size="9pt" fo:language="ru" fo:country="RU" style:font-size-asian="9pt" style:font-size-complex="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text:bullet-char="">
        <style:list-level-properties text:list-level-position-and-space-mode="label-alignment">
          <style:list-level-label-alignment text:label-followed-by="listtab" fo:text-indent="-0.635cm" fo:margin-left="1.363cm"/>
        </style:list-level-properties>
        <style:text-properties style:font-name="Symbol"/>
      </text:list-level-style-bullet>
      <text:list-level-style-bullet text:level="2" text:style-name="WW8Num6z1" loext:num-list-format="%2%" text:bullet-char="o">
        <style:list-level-properties text:list-level-position-and-space-mode="label-alignment">
          <style:list-level-label-alignment text:label-followed-by="listtab" fo:text-indent="-0.635cm" fo:margin-left="2.633cm"/>
        </style:list-level-properties>
        <style:text-properties style:font-name="Courier New1"/>
      </text:list-level-style-bullet>
      <text:list-level-style-bullet text:level="3" text:style-name="WW8Num6z2" loext:num-list-format="%3%" text:bullet-char="">
        <style:list-level-properties text:list-level-position-and-space-mode="label-alignment">
          <style:list-level-label-alignment text:label-followed-by="listtab" fo:text-indent="-0.635cm" fo:margin-left="3.903cm"/>
        </style:list-level-properties>
        <style:text-properties style:font-name="Wingdings"/>
      </text:list-level-style-bullet>
      <text:list-level-style-bullet text:level="4" text:style-name="WW8Num6z0" loext:num-list-format="%4%" text:bullet-char="">
        <style:list-level-properties text:list-level-position-and-space-mode="label-alignment">
          <style:list-level-label-alignment text:label-followed-by="listtab" fo:text-indent="-0.635cm" fo:margin-left="5.173cm"/>
        </style:list-level-properties>
        <style:text-properties style:font-name="Symbol"/>
      </text:list-level-style-bullet>
      <text:list-level-style-bullet text:level="5" text:style-name="WW8Num6z1" loext:num-list-format="%5%" text:bullet-char="o">
        <style:list-level-properties text:list-level-position-and-space-mode="label-alignment">
          <style:list-level-label-alignment text:label-followed-by="listtab" fo:text-indent="-0.635cm" fo:margin-left="6.443cm"/>
        </style:list-level-properties>
        <style:text-properties style:font-name="Courier New1"/>
      </text:list-level-style-bullet>
      <text:list-level-style-bullet text:level="6" text:style-name="WW8Num6z2" loext:num-list-format="%6%" text:bullet-char="">
        <style:list-level-properties text:list-level-position-and-space-mode="label-alignment">
          <style:list-level-label-alignment text:label-followed-by="listtab" fo:text-indent="-0.635cm" fo:margin-left="7.713cm"/>
        </style:list-level-properties>
        <style:text-properties style:font-name="Wingdings"/>
      </text:list-level-style-bullet>
      <text:list-level-style-bullet text:level="7" text:style-name="WW8Num6z0" loext:num-list-format="%7%" text:bullet-char="">
        <style:list-level-properties text:list-level-position-and-space-mode="label-alignment">
          <style:list-level-label-alignment text:label-followed-by="listtab" fo:text-indent="-0.635cm" fo:margin-left="8.983cm"/>
        </style:list-level-properties>
        <style:text-properties style:font-name="Symbol"/>
      </text:list-level-style-bullet>
      <text:list-level-style-bullet text:level="8" text:style-name="WW8Num6z1" loext:num-list-format="%8%" text:bullet-char="o">
        <style:list-level-properties text:list-level-position-and-space-mode="label-alignment">
          <style:list-level-label-alignment text:label-followed-by="listtab" fo:text-indent="-0.635cm" fo:margin-left="10.253cm"/>
        </style:list-level-properties>
        <style:text-properties style:font-name="Courier New1"/>
      </text:list-level-style-bullet>
      <text:list-level-style-bullet text:level="9" text:style-name="WW8Num6z2" loext:num-list-format="%9%" text:bullet-char="">
        <style:list-level-properties text:list-level-position-and-space-mode="label-alignment">
          <style:list-level-label-alignment text:label-followed-by="listtab" fo:text-indent="-0.635cm" fo:margin-left="11.52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635cm" fo:line-height="115%" fo:text-align="center" style:justify-single-word="false" fo:text-indent="0cm" style:auto-text-indent="false" fo:padding="0cm" fo:border="none"/>
      <style:text-properties fo:color="#4f81bd" loext:opacity="100%" style:font-name="Calibri" fo:language="es" fo:country="ES"/>
    </style:style>
    <style:style style:name="MP2" style:family="paragraph" style:parent-style-name="Header">
      <style:paragraph-properties fo:line-height="115%" fo:text-align="center" style:justify-single-word="false" fo:padding="0cm" fo:border="none"/>
      <style:text-properties style:font-name="Cambria"/>
    </style:style>
    <style:style style:name="MP3" style:family="paragraph" style:parent-style-name="Footer">
      <style:text-properties fo:language="es" fo:country="ES" style:language-asian="none" style:country-asian="non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692cm" fo:margin-left="3cm" fo:margin-right="2.337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27.94cm" style:num-format="1" style:print-orientation="portrait" fo:margin-top="2.499cm" fo:margin-bottom="2.499cm" fo:margin-left="3cm" fo:margin-right="2.337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2" text:anchor-type="paragraph" svg:y="0.002cm" draw:z-index="31"><draw:text-box fo:min-height="0.37cm" fo:min-width="0.041cm"><text:p text:style-name="Header"><text:span text:style-name="Page_20_Number"><text:page-number text:select-page="current">16</text:page-number></text:span></text:p></draw:text-box></draw:frame>Estudio de mercado y Plan de Marketing</text:p>
        <text:p text:style-name="MP2"/>
        <text:p text:style-name="Header"/>
      </style:header>
      <style:footer>
        <text:p text:style-name="MP3"><draw:frame draw:style-name="Mfr2" draw:name="Imagen 1" text:anchor-type="as-char" svg:width="15.577cm" svg:height="1.974cm" draw:z-index="15"><draw:image xlink:href="Pictures/100000010000039800000074D55116AC.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pia de Cityscape Business Plan</dc:title>
    <meta:initial-creator>Lourdes Barroso</meta:initial-creator>
    <meta:creation-date>2009-08-14T19:27:00</meta:creation-date>
    <dc:date>2024-12-10T23:37:36.137000000</dc:date>
    <meta:print-date>2024-12-10T23:26:48.503000000</meta:print-date>
    <meta:editing-cycles>16</meta:editing-cycles>
    <meta:editing-duration>PT1H23M2S</meta:editing-duration>
    <meta:generator>LibreOffice/24.8.3.2$Windows_X86_64 LibreOffice_project/48a6bac9e7e268aeb4c3483fcf825c94556d9f92</meta:generator>
    <meta:printed-by>Archivos PDF</meta:printed-by>
    <meta:document-statistic meta:table-count="16" meta:image-count="1" meta:object-count="0" meta:page-count="16" meta:paragraph-count="187" meta:word-count="2794" meta:character-count="18796" meta:non-whitespace-character-count="16177"/>
    <meta:user-defined meta:name="Información 1"/>
    <meta:user-defined meta:name="Información 2"/>
    <meta:user-defined meta:name="Información 3"/>
    <meta:user-defined meta:name="Información 4"/>
  </office:meta>
</office:document-meta>
</file>